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0ea61f" officeooo:paragraph-rsid="001b65a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4b9a1" officeooo:paragraph-rsid="0014b9a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89ea7" officeooo:paragraph-rsid="00189ea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c4dca" officeooo:paragraph-rsid="001c4dc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d53c0" officeooo:paragraph-rsid="001d53c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10d76" officeooo:paragraph-rsid="00310d7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3458c" officeooo:paragraph-rsid="0033458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88631" officeooo:paragraph-rsid="003886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a5254" officeooo:paragraph-rsid="003a525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883b9" officeooo:paragraph-rsid="004883b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d5997" officeooo:paragraph-rsid="0056ff0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f4e12" officeooo:paragraph-rsid="004f4e1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31e09" officeooo:paragraph-rsid="00531e0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51861" officeooo:paragraph-rsid="0055186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83ec8" officeooo:paragraph-rsid="00583ec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a665a" officeooo:paragraph-rsid="005a665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c4b32" officeooo:paragraph-rsid="005c4b3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6214f7" officeooo:paragraph-rsid="006214f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6efe93" officeooo:paragraph-rsid="006efe9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093a8" officeooo:paragraph-rsid="007093a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2114e" officeooo:paragraph-rsid="0072114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28562" officeooo:paragraph-rsid="0072856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5f80a" officeooo:paragraph-rsid="0075f80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7c13c" officeooo:paragraph-rsid="0077c13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9a7af" officeooo:paragraph-rsid="0079a7a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Times New Roman"/>
    </style:style>
    <style:style style:name="P47" style:family="paragraph" style:parent-style-name="Standard">
      <style:paragraph-properties fo:text-align="justify" style:justify-single-word="false"/>
      <style:text-properties officeooo:paragraph-rsid="003a5254"/>
    </style:style>
    <style:style style:name="P48" style:family="paragraph" style:parent-style-name="Standard">
      <style:paragraph-properties fo:text-align="justify" style:justify-single-word="false"/>
      <style:text-properties fo:color="#000000" style:font-name="Times New Roman" fo:font-size="12pt" style:rfc-language-tag="sr-Latn-RS" fo:language="sr" fo:script="Latn" fo:country="RS" fo:font-weight="normal" officeooo:rsid="00300a90" officeooo:paragraph-rsid="00300a90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883b9" officeooo:paragraph-rsid="004883b9" style:font-size-asian="10.5pt" style:font-weight-asian="normal" style:font-size-complex="12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c4b32" officeooo:paragraph-rsid="005c4b32" style:font-size-asian="10.5pt" style:font-weight-asian="normal" style:font-size-complex="12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214f7" officeooo:paragraph-rsid="006214f7" style:font-size-asian="10.5pt" style:font-weight-asian="normal" style:font-size-complex="12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c8784" style:font-size-asian="10.5pt" style:font-weight-asian="normal" style:font-size-complex="12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efe93" officeooo:paragraph-rsid="006efe93" style:font-size-asian="10.5pt" style:font-weight-asian="normal" style:font-size-complex="12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114e" officeooo:paragraph-rsid="0072114e" style:font-size-asian="10.5pt" style:font-weight-asian="normal" style:font-size-complex="12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8562" officeooo:paragraph-rsid="00728562" style:font-size-asian="10.5pt" style:font-weight-asian="normal" style:font-size-complex="12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5f80a" officeooo:paragraph-rsid="0075f80a" style:font-size-asian="10.5pt" style:font-weight-asian="normal" style:font-size-complex="12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7c13c" officeooo:paragraph-rsid="0077c13c" style:font-size-asian="10.5pt" style:font-weight-asian="normal" style:font-size-complex="12pt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a7af" officeooo:paragraph-rsid="0079a7af" style:font-size-asian="10.5pt" style:font-weight-asian="normal" style:font-size-complex="12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2d3b5a" officeooo:paragraph-rsid="002d3b5a" style:font-size-asian="10.5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6214f7" officeooo:paragraph-rsid="006214f7" style:font-size-asian="10.5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698635" officeooo:paragraph-rsid="00698635" style:font-size-asian="10.5pt" style:font-weight-asian="normal" style:font-size-complex="12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c8784" officeooo:paragraph-rsid="006c878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officeooo:rsid="006c8784" officeooo:paragraph-rsid="006c8784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normal" officeooo:rsid="007093a8" officeooo:paragraph-rsid="007093a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normal" officeooo:rsid="0083399e" officeooo:paragraph-rsid="0083399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language="en" fo:country="US" fo:font-weight="normal" officeooo:rsid="0083399e" officeooo:paragraph-rsid="0083399e" style:font-size-asian="10.5pt" style:font-weight-asian="normal" style:font-size-complex="12pt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language="en" fo:country="US" fo:font-weight="normal" officeooo:rsid="0083399e" officeooo:paragraph-rsid="0083399e" style:font-size-asian="10.5pt" style:font-weight-asian="normal" style:font-size-complex="12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language="en" fo:country="US" fo:font-weight="normal" officeooo:rsid="0083399e" officeooo:paragraph-rsid="0083399e" style:font-size-asian="10.5pt" style:font-weight-asian="normal" style:font-size-complex="12pt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language="en" fo:country="US" fo:font-weight="normal" officeooo:rsid="0083399e" officeooo:paragraph-rsid="0083399e" style:font-size-asian="10.5pt" style:font-weight-asian="normal" style:font-size-complex="12pt" style:font-weight-complex="normal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bold" style:font-weight-asian="bold" style:font-weight-complex="bold"/>
    </style:style>
    <style:style style:name="T3" style:family="text">
      <style:text-properties officeooo:rsid="00117162"/>
    </style:style>
    <style:style style:name="T4" style:family="text">
      <style:text-properties officeooo:rsid="00117cd1"/>
    </style:style>
    <style:style style:name="T5" style:family="text">
      <style:text-properties officeooo:rsid="00129b11"/>
    </style:style>
    <style:style style:name="T6" style:family="text">
      <style:text-properties officeooo:rsid="0014b9a1"/>
    </style:style>
    <style:style style:name="T7" style:family="text">
      <style:text-properties officeooo:rsid="0014e10a"/>
    </style:style>
    <style:style style:name="T8" style:family="text">
      <style:text-properties officeooo:rsid="00166f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b9a1" style:font-weight-asian="bold" style:font-weight-complex="bold"/>
    </style:style>
    <style:style style:name="T11" style:family="text">
      <style:text-properties fo:font-weight="bold" officeooo:rsid="002025c5" style:font-weight-asian="bold" style:font-weight-complex="bold"/>
    </style:style>
    <style:style style:name="T12" style:family="text">
      <style:text-properties fo:font-weight="bold" officeooo:rsid="002566be" style:font-weight-asian="bold" style:font-weight-complex="bold"/>
    </style:style>
    <style:style style:name="T13" style:family="text">
      <style:text-properties fo:font-weight="bold" officeooo:rsid="00272c22" style:font-weight-asian="bold" style:font-weight-complex="bold"/>
    </style:style>
    <style:style style:name="T14" style:family="text">
      <style:text-properties fo:font-weight="bold" officeooo:rsid="002836cf" style:font-weight-asian="bold" style:font-weight-complex="bold"/>
    </style:style>
    <style:style style:name="T15" style:family="text">
      <style:text-properties fo:font-weight="bold" officeooo:rsid="00388631" style:font-weight-asian="bold" style:font-weight-complex="bold"/>
    </style:style>
    <style:style style:name="T16" style:family="text">
      <style:text-properties fo:font-weight="bold" officeooo:rsid="003c50d7" style:font-weight-asian="bold" style:font-weight-complex="bold"/>
    </style:style>
    <style:style style:name="T17" style:family="text">
      <style:text-properties fo:font-weight="bold" officeooo:rsid="003dde9b" style:font-weight-asian="bold" style:font-weight-complex="bold"/>
    </style:style>
    <style:style style:name="T18" style:family="text">
      <style:text-properties fo:font-weight="bold" officeooo:rsid="003e2020" style:font-weight-asian="bold" style:font-weight-complex="bold"/>
    </style:style>
    <style:style style:name="T19" style:family="text">
      <style:text-properties fo:font-weight="bold" officeooo:rsid="00419f7c" style:font-weight-asian="bold" style:font-weight-complex="bold"/>
    </style:style>
    <style:style style:name="T20" style:family="text">
      <style:text-properties fo:font-weight="bold" officeooo:rsid="0056ff09" style:font-weight-asian="bold" style:font-weight-complex="bold"/>
    </style:style>
    <style:style style:name="T21" style:family="text">
      <style:text-properties fo:font-weight="bold" officeooo:rsid="005979ea" style:font-weight-asian="bold" style:font-weight-complex="bold"/>
    </style:style>
    <style:style style:name="T22" style:family="text">
      <style:text-properties fo:font-weight="bold" officeooo:rsid="005a665a" style:font-weight-asian="bold" style:font-weight-complex="bold"/>
    </style:style>
    <style:style style:name="T23" style:family="text">
      <style:text-properties fo:font-weight="bold" officeooo:rsid="005c4b32" style:font-weight-asian="bold" style:font-weight-complex="bold"/>
    </style:style>
    <style:style style:name="T24" style:family="text">
      <style:text-properties fo:font-weight="bold" officeooo:rsid="005e1abe" style:font-weight-asian="bold" style:font-weight-complex="bold"/>
    </style:style>
    <style:style style:name="T25" style:family="text">
      <style:text-properties fo:font-weight="bold" officeooo:rsid="006214f7" style:font-weight-asian="bold" style:font-weight-complex="bold"/>
    </style:style>
    <style:style style:name="T26" style:family="text">
      <style:text-properties fo:font-weight="bold" officeooo:rsid="00642bb5" style:font-weight-asian="bold" style:font-weight-complex="bold"/>
    </style:style>
    <style:style style:name="T27" style:family="text">
      <style:text-properties fo:font-weight="bold" officeooo:rsid="00698635" style:font-weight-asian="bold" style:font-weight-complex="bold"/>
    </style:style>
    <style:style style:name="T28" style:family="text">
      <style:text-properties fo:font-weight="bold" officeooo:rsid="00673252" style:font-weight-asian="bold" style:font-weight-complex="bold"/>
    </style:style>
    <style:style style:name="T29" style:family="text">
      <style:text-properties fo:font-weight="bold" officeooo:rsid="006b85af" style:font-weight-asian="bold" style:font-weight-complex="bold"/>
    </style:style>
    <style:style style:name="T30" style:family="text">
      <style:text-properties fo:font-weight="bold" officeooo:rsid="006c8784" style:font-weight-asian="bold" style:font-weight-complex="bold"/>
    </style:style>
    <style:style style:name="T31" style:family="text">
      <style:text-properties fo:font-weight="bold" officeooo:rsid="006e0bab" style:font-weight-asian="bold" style:font-weight-complex="bold"/>
    </style:style>
    <style:style style:name="T32" style:family="text">
      <style:text-properties fo:font-weight="bold" officeooo:rsid="006efe93" style:font-weight-asian="bold" style:font-weight-complex="bold"/>
    </style:style>
    <style:style style:name="T33" style:family="text">
      <style:text-properties fo:font-weight="bold" officeooo:rsid="0072114e" style:font-weight-asian="bold" style:font-weight-complex="bold"/>
    </style:style>
    <style:style style:name="T34" style:family="text">
      <style:text-properties fo:font-weight="bold" officeooo:rsid="00728562" style:font-weight-asian="bold" style:font-weight-complex="bold"/>
    </style:style>
    <style:style style:name="T35" style:family="text">
      <style:text-properties fo:font-weight="bold" officeooo:rsid="0072aa10" style:font-weight-asian="bold" style:font-weight-complex="bold"/>
    </style:style>
    <style:style style:name="T36" style:family="text">
      <style:text-properties fo:font-weight="bold" officeooo:rsid="00739f3d" style:font-weight-asian="bold" style:font-weight-complex="bold"/>
    </style:style>
    <style:style style:name="T37" style:family="text">
      <style:text-properties fo:font-weight="bold" officeooo:rsid="00745d82" style:font-weight-asian="bold" style:font-weight-complex="bold"/>
    </style:style>
    <style:style style:name="T38" style:family="text">
      <style:text-properties fo:font-weight="bold" officeooo:rsid="0075f80a" style:font-weight-asian="bold" style:font-weight-complex="bold"/>
    </style:style>
    <style:style style:name="T39" style:family="text">
      <style:text-properties fo:font-weight="bold" officeooo:rsid="0077c13c" style:font-weight-asian="bold" style:font-weight-complex="bold"/>
    </style:style>
    <style:style style:name="T40" style:family="text">
      <style:text-properties fo:font-weight="bold" officeooo:rsid="007b4901" style:font-weight-asian="bold" style:font-weight-complex="bold"/>
    </style:style>
    <style:style style:name="T41" style:family="text">
      <style:text-properties fo:font-weight="bold" officeooo:rsid="0085ccbb" style:font-weight-asian="bold" style:font-weight-complex="bold"/>
    </style:style>
    <style:style style:name="T42" style:family="text">
      <style:text-properties officeooo:rsid="0017ff8f"/>
    </style:style>
    <style:style style:name="T43" style:family="text">
      <style:text-properties officeooo:rsid="00189ea7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189ea7"/>
    </style:style>
    <style:style style:name="T46" style:family="text">
      <style:text-properties fo:language="en" fo:country="US" fo:font-weight="bold" style:font-weight-asian="bold" style:font-weight-complex="bold"/>
    </style:style>
    <style:style style:name="T47" style:family="text">
      <style:text-properties fo:language="en" fo:country="US" fo:font-weight="bold" officeooo:rsid="006e0bab" style:font-weight-asian="bold" style:font-weight-complex="bold"/>
    </style:style>
    <style:style style:name="T48" style:family="text">
      <style:text-properties fo:language="en" fo:country="US" fo:font-weight="bold" officeooo:rsid="006f14cb" style:font-weight-asian="bold" style:font-weight-complex="bold"/>
    </style:style>
    <style:style style:name="T49" style:family="text">
      <style:text-properties fo:language="en" fo:country="US" fo:font-weight="bold" officeooo:rsid="0072aa10" style:font-weight-asian="bold" style:font-weight-complex="bold"/>
    </style:style>
    <style:style style:name="T50" style:family="text">
      <style:text-properties fo:language="en" fo:country="US" fo:font-weight="bold" officeooo:rsid="007b4901" style:font-weight-asian="bold" style:font-weight-complex="bold"/>
    </style:style>
    <style:style style:name="T51" style:family="text">
      <style:text-properties fo:language="en" fo:country="US" fo:font-weight="bold" officeooo:rsid="007f7f83" style:font-weight-asian="bold" style:font-weight-complex="bold"/>
    </style:style>
    <style:style style:name="T52" style:family="text">
      <style:text-properties fo:language="en" fo:country="US" fo:font-weight="bold" officeooo:rsid="00802538" style:font-weight-asian="bold" style:font-weight-complex="bold"/>
    </style:style>
    <style:style style:name="T53" style:family="text">
      <style:text-properties fo:language="en" fo:country="US" fo:font-weight="bold" officeooo:rsid="0080a4f5" style:font-weight-asian="bold" style:font-weight-complex="bold"/>
    </style:style>
    <style:style style:name="T54" style:family="text">
      <style:text-properties fo:language="en" fo:country="US" fo:font-weight="bold" officeooo:rsid="00824489" style:font-weight-asian="bold" style:font-weight-complex="bold"/>
    </style:style>
    <style:style style:name="T55" style:family="text">
      <style:text-properties fo:language="en" fo:country="US" officeooo:rsid="00388631"/>
    </style:style>
    <style:style style:name="T56" style:family="text">
      <style:text-properties fo:language="en" fo:country="US" officeooo:rsid="003c50d7"/>
    </style:style>
    <style:style style:name="T57" style:family="text">
      <style:text-properties fo:language="en" fo:country="US" officeooo:rsid="00419f7c"/>
    </style:style>
    <style:style style:name="T58" style:family="text">
      <style:text-properties fo:language="en" fo:country="US" officeooo:rsid="006c8784"/>
    </style:style>
    <style:style style:name="T59" style:family="text">
      <style:text-properties fo:language="en" fo:country="US" officeooo:rsid="006e0bab"/>
    </style:style>
    <style:style style:name="T60" style:family="text">
      <style:text-properties fo:language="en" fo:country="US" officeooo:rsid="007093a8"/>
    </style:style>
    <style:style style:name="T61" style:family="text">
      <style:text-properties fo:language="en" fo:country="US" officeooo:rsid="0072aa10"/>
    </style:style>
    <style:style style:name="T62" style:family="text">
      <style:text-properties fo:language="en" fo:country="US" officeooo:rsid="007b4901"/>
    </style:style>
    <style:style style:name="T63" style:family="text">
      <style:text-properties fo:language="en" fo:country="US" officeooo:rsid="007f7f83"/>
    </style:style>
    <style:style style:name="T64" style:family="text">
      <style:text-properties fo:language="en" fo:country="US" officeooo:rsid="007fc528"/>
    </style:style>
    <style:style style:name="T65" style:family="text">
      <style:text-properties fo:language="en" fo:country="US" officeooo:rsid="00802538"/>
    </style:style>
    <style:style style:name="T66" style:family="text">
      <style:text-properties fo:language="en" fo:country="US" officeooo:rsid="0080a4f5"/>
    </style:style>
    <style:style style:name="T67" style:family="text">
      <style:text-properties fo:language="en" fo:country="US" officeooo:rsid="00824489"/>
    </style:style>
    <style:style style:name="T68" style:family="text">
      <style:text-properties fo:language="en" fo:country="US" officeooo:rsid="00828d88"/>
    </style:style>
    <style:style style:name="T69" style:family="text">
      <style:text-properties fo:language="en" fo:country="US" officeooo:rsid="0082d7a4"/>
    </style:style>
    <style:style style:name="T70" style:family="text">
      <style:text-properties fo:language="en" fo:country="US" officeooo:rsid="0083399e"/>
    </style:style>
    <style:style style:name="T71" style:family="text">
      <style:text-properties officeooo:rsid="001b65ab"/>
    </style:style>
    <style:style style:name="T72" style:family="text">
      <style:text-properties officeooo:rsid="001c4dca"/>
    </style:style>
    <style:style style:name="T73" style:family="text">
      <style:text-properties officeooo:rsid="002025c5"/>
    </style:style>
    <style:style style:name="T74" style:family="text">
      <style:text-properties officeooo:rsid="0022f7ab"/>
    </style:style>
    <style:style style:name="T75" style:family="text">
      <style:text-properties officeooo:rsid="0024fefc"/>
    </style:style>
    <style:style style:name="T76" style:family="text">
      <style:text-properties officeooo:rsid="002566be"/>
    </style:style>
    <style:style style:name="T77" style:family="text">
      <style:text-properties officeooo:rsid="00272c22"/>
    </style:style>
    <style:style style:name="T78" style:family="text">
      <style:text-properties officeooo:rsid="002836cf"/>
    </style:style>
    <style:style style:name="T79" style:family="text">
      <style:text-properties fo:color="#ff0000" officeooo:rsid="002836cf"/>
    </style:style>
    <style:style style:name="T80" style:family="text">
      <style:text-properties fo:color="#ff0000" officeooo:rsid="002ad7a2"/>
    </style:style>
    <style:style style:name="T81" style:family="text">
      <style:text-properties fo:color="#ff0000" officeooo:rsid="002c6bff"/>
    </style:style>
    <style:style style:name="T82" style:family="text">
      <style:text-properties fo:color="#ff0000" officeooo:rsid="002d3b5a"/>
    </style:style>
    <style:style style:name="T83" style:family="text">
      <style:text-properties fo:color="#ff0000" officeooo:rsid="002e5904"/>
    </style:style>
    <style:style style:name="T84" style:family="text">
      <style:text-properties fo:color="#ff0000" officeooo:rsid="0042fd4d"/>
    </style:style>
    <style:style style:name="T85" style:family="text">
      <style:text-properties fo:color="#ff0000" officeooo:rsid="0043fa5c"/>
    </style:style>
    <style:style style:name="T86" style:family="text">
      <style:text-properties fo:color="#ff0000" officeooo:rsid="0046f545"/>
    </style:style>
    <style:style style:name="T87" style:family="text">
      <style:text-properties fo:color="#ff0000" officeooo:rsid="004883b9"/>
    </style:style>
    <style:style style:name="T88" style:family="text">
      <style:text-properties fo:color="#ff0000" officeooo:rsid="004a5e55"/>
    </style:style>
    <style:style style:name="T89" style:family="text">
      <style:text-properties officeooo:rsid="002ad7a2"/>
    </style:style>
    <style:style style:name="T90" style:family="text">
      <style:text-properties officeooo:rsid="002c6bff"/>
    </style:style>
    <style:style style:name="T91" style:family="text">
      <style:text-properties officeooo:rsid="002d3b5a"/>
    </style:style>
    <style:style style:name="T92" style:family="text">
      <style:text-properties officeooo:rsid="002e5904"/>
    </style:style>
    <style:style style:name="T93" style:family="text">
      <style:text-properties officeooo:rsid="00310d76"/>
    </style:style>
    <style:style style:name="T94" style:family="text">
      <style:text-properties officeooo:rsid="00322e4f"/>
    </style:style>
    <style:style style:name="T95" style:family="text">
      <style:text-properties officeooo:rsid="00366c23"/>
    </style:style>
    <style:style style:name="T96" style:family="text">
      <style:text-properties officeooo:rsid="00388631"/>
    </style:style>
    <style:style style:name="T97" style:family="text">
      <style:text-properties style:font-name="Times New Roman" fo:font-size="12pt" style:rfc-language-tag="sr-Latn-RS" fo:language="sr" fo:script="Latn" fo:country="RS" fo:font-weight="normal" officeooo:rsid="003a5254" style:font-size-asian="10.5pt" style:font-weight-asian="normal" style:font-size-complex="12pt" style:font-weight-complex="normal"/>
    </style:style>
    <style:style style:name="T98" style:family="text">
      <style:text-properties style:font-name="Times New Roman" fo:font-size="12pt" style:rfc-language-tag="sr-Latn-RS" fo:language="sr" fo:script="Latn" fo:country="RS" fo:font-weight="bold" officeooo:rsid="003a5254" style:font-size-asian="10.5pt" style:font-weight-asian="bold" style:font-size-complex="12pt" style:font-weight-complex="bold"/>
    </style:style>
    <style:style style:name="T99" style:family="text">
      <style:text-properties officeooo:rsid="003c50d7"/>
    </style:style>
    <style:style style:name="T100" style:family="text">
      <style:text-properties officeooo:rsid="003d96b8"/>
    </style:style>
    <style:style style:name="T101" style:family="text">
      <style:text-properties officeooo:rsid="003dde9b"/>
    </style:style>
    <style:style style:name="T102" style:family="text">
      <style:text-properties officeooo:rsid="003e2020"/>
    </style:style>
    <style:style style:name="T103" style:family="text">
      <style:text-properties officeooo:rsid="003fc1e2"/>
    </style:style>
    <style:style style:name="T104" style:family="text">
      <style:text-properties fo:color="#000000"/>
    </style:style>
    <style:style style:name="T105" style:family="text">
      <style:text-properties fo:color="#00a751" fo:font-style="italic" fo:font-weight="bold" style:font-style-asian="italic" style:font-weight-asian="bold"/>
    </style:style>
    <style:style style:name="T106" style:family="text">
      <style:text-properties officeooo:rsid="00419f7c"/>
    </style:style>
    <style:style style:name="T107" style:family="text">
      <style:text-properties officeooo:rsid="0042fd4d"/>
    </style:style>
    <style:style style:name="T108" style:family="text">
      <style:text-properties officeooo:rsid="0043fa5c"/>
    </style:style>
    <style:style style:name="T109" style:family="text">
      <style:text-properties officeooo:rsid="0046f545"/>
    </style:style>
    <style:style style:name="T110" style:family="text">
      <style:text-properties officeooo:rsid="004883b9"/>
    </style:style>
    <style:style style:name="T111" style:family="text">
      <style:text-properties officeooo:rsid="004a5e55"/>
    </style:style>
    <style:style style:name="T112" style:family="text">
      <style:text-properties officeooo:rsid="004f4e12"/>
    </style:style>
    <style:style style:name="T113" style:family="text">
      <style:text-properties officeooo:rsid="00517970"/>
    </style:style>
    <style:style style:name="T114" style:family="text">
      <style:text-properties officeooo:rsid="00531e09"/>
    </style:style>
    <style:style style:name="T115" style:family="text">
      <style:text-properties officeooo:rsid="00551861"/>
    </style:style>
    <style:style style:name="T116" style:family="text">
      <style:text-properties officeooo:rsid="00562959"/>
    </style:style>
    <style:style style:name="T117" style:family="text">
      <style:text-properties officeooo:rsid="00566a59"/>
    </style:style>
    <style:style style:name="T118" style:family="text">
      <style:text-properties officeooo:rsid="0056a600"/>
    </style:style>
    <style:style style:name="T119" style:family="text">
      <style:text-properties officeooo:rsid="0056ff09"/>
    </style:style>
    <style:style style:name="T120" style:family="text">
      <style:text-properties officeooo:rsid="00583ec8"/>
    </style:style>
    <style:style style:name="T121" style:family="text">
      <style:text-properties officeooo:rsid="005979ea"/>
    </style:style>
    <style:style style:name="T122" style:family="text">
      <style:text-properties officeooo:rsid="005a665a"/>
    </style:style>
    <style:style style:name="T123" style:family="text">
      <style:text-properties officeooo:rsid="005b20c9"/>
    </style:style>
    <style:style style:name="T124" style:family="text">
      <style:text-properties officeooo:rsid="005c4b32"/>
    </style:style>
    <style:style style:name="T125" style:family="text">
      <style:text-properties officeooo:rsid="005e1abe"/>
    </style:style>
    <style:style style:name="T126" style:family="text">
      <style:text-properties officeooo:rsid="00608c33"/>
    </style:style>
    <style:style style:name="T127" style:family="text">
      <style:text-properties officeooo:rsid="006214f7"/>
    </style:style>
    <style:style style:name="T128" style:family="text">
      <style:text-properties officeooo:rsid="006216cd"/>
    </style:style>
    <style:style style:name="T129" style:family="text">
      <style:text-properties fo:color="#ed1c24"/>
    </style:style>
    <style:style style:name="T130" style:family="text">
      <style:text-properties fo:color="#ed1c24" officeooo:rsid="006216cd"/>
    </style:style>
    <style:style style:name="T131" style:family="text">
      <style:text-properties fo:color="#ed1c24" fo:font-weight="bold" officeooo:rsid="006214f7" style:font-weight-asian="bold" style:font-weight-complex="bold"/>
    </style:style>
    <style:style style:name="T132" style:family="text">
      <style:text-properties fo:color="#ed1c24" officeooo:rsid="006214f7"/>
    </style:style>
    <style:style style:name="T133" style:family="text">
      <style:text-properties fo:color="#ed1c24" officeooo:rsid="0062c9fc"/>
    </style:style>
    <style:style style:name="T134" style:family="text">
      <style:text-properties fo:color="#ed1c24" officeooo:rsid="00642bb5"/>
    </style:style>
    <style:style style:name="T135" style:family="text">
      <style:text-properties fo:color="#ed1c24" officeooo:rsid="0079a7af"/>
    </style:style>
    <style:style style:name="T136" style:family="text">
      <style:text-properties fo:color="#ed1c24" officeooo:rsid="0079de44"/>
    </style:style>
    <style:style style:name="T137" style:family="text">
      <style:text-properties officeooo:rsid="0062c9fc"/>
    </style:style>
    <style:style style:name="T138" style:family="text">
      <style:text-properties officeooo:rsid="00642bb5"/>
    </style:style>
    <style:style style:name="T139" style:family="text">
      <style:text-properties officeooo:rsid="00673252"/>
    </style:style>
    <style:style style:name="T140" style:family="text">
      <style:text-properties officeooo:rsid="00686b0d"/>
    </style:style>
    <style:style style:name="T141" style:family="text">
      <style:text-properties officeooo:rsid="00698635"/>
    </style:style>
    <style:style style:name="T142" style:family="text">
      <style:text-properties officeooo:rsid="006b85af"/>
    </style:style>
    <style:style style:name="T143" style:family="text">
      <style:text-properties officeooo:rsid="006c8784"/>
    </style:style>
    <style:style style:name="T144" style:family="text">
      <style:text-properties officeooo:rsid="006e0bab"/>
    </style:style>
    <style:style style:name="T145" style:family="text">
      <style:text-properties officeooo:rsid="006efe93"/>
    </style:style>
    <style:style style:name="T146" style:family="text">
      <style:text-properties officeooo:rsid="006f14cb"/>
    </style:style>
    <style:style style:name="T147" style:family="text">
      <style:text-properties officeooo:rsid="007093a8"/>
    </style:style>
    <style:style style:name="T148" style:family="text">
      <style:text-properties officeooo:rsid="0072114e"/>
    </style:style>
    <style:style style:name="T149" style:family="text">
      <style:text-properties officeooo:rsid="00728562"/>
    </style:style>
    <style:style style:name="T150" style:family="text">
      <style:text-properties officeooo:rsid="0072aa10"/>
    </style:style>
    <style:style style:name="T151" style:family="text">
      <style:text-properties officeooo:rsid="00739f3d"/>
    </style:style>
    <style:style style:name="T152" style:family="text">
      <style:text-properties officeooo:rsid="00745d82"/>
    </style:style>
    <style:style style:name="T153" style:family="text">
      <style:text-properties officeooo:rsid="0075f80a"/>
    </style:style>
    <style:style style:name="T154" style:family="text">
      <style:text-properties officeooo:rsid="0077c13c"/>
    </style:style>
    <style:style style:name="T155" style:family="text">
      <style:text-properties officeooo:rsid="0079a7af"/>
    </style:style>
    <style:style style:name="T156" style:family="text">
      <style:text-properties officeooo:rsid="0079de44"/>
    </style:style>
    <style:style style:name="T157" style:family="text">
      <style:text-properties officeooo:rsid="007b4901"/>
    </style:style>
    <style:style style:name="T158" style:family="text">
      <style:text-properties officeooo:rsid="007cb1dd"/>
    </style:style>
    <style:style style:name="T159" style:family="text">
      <style:text-properties officeooo:rsid="007f7f83"/>
    </style:style>
    <style:style style:name="T160" style:family="text">
      <style:text-properties officeooo:rsid="007fc528"/>
    </style:style>
    <style:style style:name="T161" style:family="text">
      <style:text-properties fo:color="#ff3333" fo:language="en" fo:country="US" officeooo:rsid="0083399e"/>
    </style:style>
    <style:style style:name="T162" style:family="text">
      <style:text-properties fo:color="#ff3333" officeooo:rsid="0084a2ca"/>
    </style:style>
    <style:style style:name="T163" style:family="text">
      <style:text-properties fo:color="#ff3333" officeooo:rsid="0085ccbb"/>
    </style:style>
    <style:style style:name="T164" style:family="text">
      <style:text-properties officeooo:rsid="0084a2ca"/>
    </style:style>
    <style:style style:name="T165" style:family="text">
      <style:text-properties officeooo:rsid="0085cc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I204 – TESTOVI</text:p>
      <text:p text:style-name="P3"/>
      <text:p text:style-name="P4">TEST 1</text:p>
      <text:p text:style-name="P6"/>
      <text:p text:style-name="P51">1. <text:span text:style-name="T1">Šta je Servlet?</text:span></text:p>
      <text:p text:style-name="P50"/>
      <text:p text:style-name="P49"><text:span text:style-name="T1"><text:tab/>- </text:span><text:span text:style-name="T2">Servlet</text:span><text:span text:style-name="T1"> je server-side komponenta koja se izvršava isključivo unutar Java virtualne mašine. On je zapravo Java klasa napisana na osnovu određenih pravila i biće isporučena u Java EE kontejner koji se odabere.</text:span></text:p>
      <text:p text:style-name="P7"/>
      <text:p text:style-name="P7"/>
      <text:p text:style-name="P8">2. Koje su prednosti primene Servleta?</text:p>
      <text:p text:style-name="P8"/>
      <text:p text:style-name="P52">- <text:span text:style-name="T9">Prednost</text:span> je u tome što servleti obezbeđuju sofisticirani način kreiranja serverske strane prateći standardno J2EE okuženje <text:span text:style-name="T3">i</text:span> koristeći programski jezik Java.</text:p>
      <text:p text:style-name="P8"/>
      <text:p text:style-name="P8"/>
      <text:p text:style-name="P8">3. <text:span text:style-name="T4">Za šta se obično koriste HTTP servleti?</text:span></text:p>
      <text:p text:style-name="P8"/>
      <text:p text:style-name="P52">- <text:span text:style-name="T4">Obično se koriste da:</text:span></text:p>
      <text:p text:style-name="P8"><text:tab/><text:span text:style-name="T4">=</text:span> <text:span text:style-name="T4">Obezbede dinamički sadržaj kao što je uzimanje rezultata upita i vraćanje istih do klijenta.</text:span></text:p>
      <text:p text:style-name="P8"><text:tab/><text:span text:style-name="T4">=</text:span> <text:span text:style-name="T4">Obrada i čuvanje podataka koji se nalaze na HTML strani,</text:span></text:p>
      <text:p text:style-name="P8"><text:tab/><text:span text:style-name="T4">=</text:span> <text:span text:style-name="T4">Upravljanje informacijama koje se odnose na stanje HTTP-a.</text:span></text:p>
      <text:p text:style-name="P8"/>
      <text:p text:style-name="P8"/>
      <text:p text:style-name="P8">4. <text:span text:style-name="T5">Objasnite tokove podataka između klijenata i severa?</text:span></text:p>
      <text:p text:style-name="P8"/>
      <text:p text:style-name="P52">- <text:span text:style-name="T5">Od web browsera se šalje HTTP zahtev ka web serveru, a od njega se šalje HTTP servlet zahtev ka Servletskom kontejneru u kome se nalazi kreirani Servlet. Ovaj kontejner se snabdeva podacima iz baze podataka i na primljeni HTTP Servlet zahtev, kontejner/servlet šalje HTTPServlet odgovor ka web serveru, a od njega se šalje HTTP odgovor ka web browseru.</text:span></text:p>
      <text:p text:style-name="P8"/>
      <text:p text:style-name="P8"/>
      <text:p text:style-name="P8">5. <text:span text:style-name="T6">Navedite pravila koja bi trebala da zadovolji servlet aplikacija?</text:span></text:p>
      <text:p text:style-name="P8"/>
      <text:p text:style-name="P52">- <text:span text:style-name="T10">Pravila</text:span><text:span text:style-name="T6"> su:</text:span></text:p>
      <text:p text:style-name="P11"><text:tab/>= <text:span text:style-name="T7">Klijent-računar koji se obraća servletu mora da ima instaliran web brovser. </text:span></text:p>
      <text:p text:style-name="P11"><text:tab/>= <text:span text:style-name="T7">Računar koji hostuje stranicu kreiranu pomoću servleta mora da pokrene web server, obično <text:tab/>na portu 8080.</text:span></text:p>
      <text:p text:style-name="P11"><text:tab/>= <text:span text:style-name="T7">Web server ima zadatak da osluškuje zahteve korisnika.</text:span></text:p>
      <text:p text:style-name="P11"><text:tab/>= <text:span text:style-name="T7">Stranica koja je kreirana pomoću servleta, izvršava kontejner servelta zajedno sa isporučenim <text:tab/>servletom.</text:span></text:p>
      <text:p text:style-name="P11"><text:tab/>= <text:span text:style-name="T8">Servlet angažuje Java kod čiji je zadatak realizovanje pretrage.</text:span></text:p>
      <text:p text:style-name="P11"><text:tab/>= <text:span text:style-name="T8">Web server izoluje sadržaj iz HttpServletResponse objekta, pakuje ga u HttpResponse objekat <text:tab/>i šalje u izabrani browser.</text:span></text:p>
      <text:p text:style-name="P11"><text:tab/>= <text:span text:style-name="T8">Web browser prikazuje korisniku primljenu stranicu.</text:span></text:p>
      <text:p text:style-name="P10"><text:soft-page-break/>6. <text:span text:style-name="T42">Kako se kreira servlet?</text:span></text:p>
      <text:p text:style-name="P10"/>
      <text:p text:style-name="P53">- <text:span text:style-name="T43">Servlet predstavlja Java klasu koja nalseđuje osnovnu klasu HttpServlet </text:span><text:span text:style-name="T45">i</text:span><text:span text:style-name="T43"> koja je obeležena anotacijom </text:span><text:span text:style-name="T45">@WebServlet.</text:span></text:p>
      <text:p text:style-name="P12"><text:span text:style-name="T44"><text:tab/>Koraci u </text:span><text:span text:style-name="T46">kreiranju</text:span><text:span text:style-name="T44"> su:</text:span></text:p>
      <text:p text:style-name="P12"><text:span text:style-name="T44"><text:tab/>= desni klik na </text:span><text:span text:style-name="T46">Source Packages</text:span><text:span text:style-name="T44"> → </text:span><text:span text:style-name="T46">New</text:span><text:span text:style-name="T44">/</text:span><text:span text:style-name="T46">Servlet</text:span><text:span text:style-name="T44"> → popunim podatke → klik na </text:span><text:span text:style-name="T46">Finish</text:span></text:p>
      <text:p text:style-name="P10"/>
      <text:p text:style-name="P10"/>
      <text:p text:style-name="P10">7. <text:span text:style-name="T71">Objasnite životni ciklus servleta?</text:span></text:p>
      <text:p text:style-name="P10"/>
      <text:p text:style-name="P53">- <text:span text:style-name="T71">Životni ciklus servleta, obuhvata sledeće faze:</text:span></text:p>
      <text:p text:style-name="P13"><text:tab/>= Učitavanje – serveltski kontejner učitava servelt za vr<text:span text:style-name="T72">e</text:span>me pokretanja (kada se pošalje 1 <text:tab/>zahtev)</text:p>
      <text:p text:style-name="P13"><text:tab/>= Inicijalizacija – servletski kontejner pokreće metodu init() <text:span text:style-name="T72">i</text:span> prosleđuje inicijalne parametre <text:tab/>servleta istoj.</text:p>
      <text:p text:style-name="P13"><text:tab/>= Obrada zahteva – pozivaju se metode service(), doGet(), doPost().</text:p>
      <text:p text:style-name="P13"><text:tab/>= Uništavanje servelta – poziva se destroy() metoda, ako servlet duže v<text:span text:style-name="T72">re</text:span>me nije potreban.</text:p>
      <text:p text:style-name="P10"/>
      <text:p text:style-name="P10"/>
      <text:p text:style-name="P10">8. <text:span text:style-name="T72">Objasnite HTTP Get i Post zahteve u radu sa servletima?</text:span></text:p>
      <text:p text:style-name="P10"/>
      <text:p text:style-name="P53">- <text:span text:style-name="T72">Get i Post su najčešće korišćene metode za razmenu podataka na web-u.</text:span></text:p>
      <text:p text:style-name="P14"><text:tab/>= <text:span text:style-name="T9">Get</text:span> = Ova metoda kopira ili označava URL adresu koja sadrži parametre. Get metoda se <text:tab/>koristi za čitanje podataka.</text:p>
      <text:p text:style-name="P15"><text:tab/>= <text:span text:style-name="T9">Post</text:span> = ovom metodom je moguće slanje binarnih (npr: slike i muzički fajlovi) i tekstualnih <text:tab/>podataka do servera. Post metoda se koristi za slanje podataka ka serveru.</text:p>
      <text:p text:style-name="P10"/>
      <text:p text:style-name="P10"/>
      <text:p text:style-name="P13">9. <text:span text:style-name="T73">Šta je sesija?</text:span></text:p>
      <text:p text:style-name="P13"/>
      <text:p text:style-name="P54">- <text:span text:style-name="T11">Sesija</text:span><text:span text:style-name="T73"> je logički zadatak, koji korisnik pokušava da izvrši pristupanjem web prezentaciji.</text:span></text:p>
      <text:p text:style-name="P13"/>
      <text:p text:style-name="P13"/>
      <text:p text:style-name="P13">10. <text:span text:style-name="T74">Objasnite najpoznatije načine praćenja sesija?</text:span></text:p>
      <text:p text:style-name="P13"/>
      <text:p text:style-name="P54">- <text:span text:style-name="T74">Informacije o sesiji mogu biti čuvane na dva načina:</text:span></text:p>
      <text:p text:style-name="P16"><text:tab/>= <text:span text:style-name="T9">Čuvanje na strani klijenta</text:span> – gde se korisnički podaci o sesiji beleže smeštanjem u <text:tab/>„kolačićima“ ili modifikovanjem URL adrese.</text:p>
      <text:p text:style-name="P16"><text:tab/>= <text:span text:style-name="T9">Čuvanje na serverskoj strani</text:span> – se vrši primenom API-ja za praćenje sesija.</text:p>
      <text:p text:style-name="P13"/>
      <text:p text:style-name="P13"/>
      <text:p text:style-name="P13">11. <text:span text:style-name="T75">Kako objekat HttpSession čuva podatke o sesiji?</text:span></text:p>
      <text:p text:style-name="P13"/>
      <text:p text:style-name="P54">- <text:span text:style-name="T75">U ovom slučaju, podaci o sesijama se isključivo čuvaju na serveru a klijent dobija samo ID broj sesije, da bi bila identifikovana serija HTTP zahteva koje šalje isti korisnik.</text:span></text:p>
      <text:p text:style-name="P13"/>
      <text:p text:style-name="P13"/>
      <text:p text:style-name="P16"><text:soft-page-break/>12. <text:span text:style-name="T76">Šta je GlassFish server i koja mu je namena?</text:span></text:p>
      <text:p text:style-name="P16"/>
      <text:p text:style-name="P55">- <text:span text:style-name="T12">GlassFish</text:span><text:span text:style-name="T76"> server je opn-source server baziran na JavaEE implementaciji. Razvijen je kao specifična podrška razvoju Java web aplikacija.</text:span></text:p>
      <text:p text:style-name="P16"/>
      <text:p text:style-name="P13"/>
      <text:p text:style-name="P16">13. <text:span text:style-name="T77">Navesti neke prednosti GlassFish servera?</text:span></text:p>
      <text:p text:style-name="P16"/>
      <text:p text:style-name="P55">- <text:span text:style-name="T13">Prednosti</text:span><text:span text:style-name="T77"> su: besplatan je, ima veliku brzinu rada, može da upravlja velikim brojem instanci, jednostavan je za upotrebu, … i slično.</text:span></text:p>
      <text:p text:style-name="P13"/>
      <text:p text:style-name="P13"/>
      <text:p text:style-name="P13">1<text:span text:style-name="T74">4</text:span>. <text:span text:style-name="T78">Servelt rukuje zahtevima i odgovorima primenom klasa? </text:span><text:span text:style-name="T79">***</text:span></text:p>
      <text:p text:style-name="P13"/>
      <text:p text:style-name="P54">- <text:span text:style-name="T14">HttpServeltRequest</text:span><text:span text:style-name="T78"> i </text:span><text:span text:style-name="T14">HttpServletResponse</text:span><text:span text:style-name="T78">.</text:span></text:p>
      <text:p text:style-name="P13"/>
      <text:p text:style-name="P17"/>
      <text:p text:style-name="P17">15. <text:span text:style-name="T89">Primenom GlassFish servera proces razvoja web aplikacija se odvija u 3 koraka: editovanje, snimanje i osvežavanje web pregledača? </text:span><text:span text:style-name="T80">***</text:span></text:p>
      <text:p text:style-name="P17"/>
      <text:p text:style-name="P56">- <text:span text:style-name="T89">TRUE</text:span></text:p>
      <text:p text:style-name="P17"/>
      <text:p text:style-name="P17"/>
      <text:p text:style-name="P17">16. <text:span text:style-name="T90">Za komunikaciju sa serveltima, korsite se web pregledači? </text:span><text:span text:style-name="T81">***</text:span></text:p>
      <text:p text:style-name="P17"/>
      <text:p text:style-name="P56">- <text:span text:style-name="T90">TRUE</text:span></text:p>
      <text:p text:style-name="P17"/>
      <text:p text:style-name="P17"/>
      <text:p text:style-name="P17">17. <text:span text:style-name="T91">Praćenje sesije primenom servelta je moguće? </text:span><text:span text:style-name="T82">***</text:span></text:p>
      <text:p text:style-name="P17"/>
      <text:p text:style-name="P56">- <text:span text:style-name="T91">na klijentu modifikovanje URL-a,</text:span></text:p>
      <text:p text:style-name="P73">- na serveru primenom metoda HttpSession interfejsa,</text:p>
      <text:p text:style-name="P73">- na klijentu primenom kolačića.</text:p>
      <text:p text:style-name="P74"/>
      <text:p text:style-name="P17"/>
      <text:p text:style-name="P17">18. <text:span text:style-name="T92">Šta od navedenog je tačno? </text:span><text:span text:style-name="T83">***</text:span></text:p>
      <text:p text:style-name="P17"/>
      <text:p text:style-name="P56">- <text:span text:style-name="T92">Oracle GlassFish aplikacioni server je baziran na JavaEE implementaciji.</text:span></text:p>
      <text:p text:style-name="P74">- <text:span text:style-name="T92">Nove verzije Jave su unazad kompatibilne a to znači da sve postojeće web aplikacije mogu bez ikakvih problema da se izvršavaju na najnovijoj platformi.</text:span></text:p>
      <text:p text:style-name="P74">- <text:span text:style-name="T92">Jedan dopunski GlassFish server može da upravlja većim brojem instanci koje su simultano pokrenute od strane više softverskih komponenata.</text:span></text:p>
      <text:p text:style-name="P13"/>
      <text:p text:style-name="P13"/>
      <text:p text:style-name="P13"/>
      <text:p text:style-name="P13"/>
      <text:p text:style-name="P9"/>
      <text:p text:style-name="P5"><text:soft-page-break/>TEST 2</text:p>
      <text:p text:style-name="P7"/>
      <text:p text:style-name="P18">1. <text:span text:style-name="T93">Objasnite kako web server kreira web stranicu koristeći JSP?</text:span></text:p>
      <text:p text:style-name="P18"/>
      <text:p text:style-name="P57">- <text:span text:style-name="T93">Koraci su:</text:span></text:p>
      <text:p text:style-name="P19"><text:tab/><text:span text:style-name="T95">1)</text:span> <text:span text:style-name="T94">Veb pregledač šalje HTTP zahtev serveru,</text:span></text:p>
      <text:p text:style-name="P19"><text:tab/><text:span text:style-name="T95">2)</text:span> <text:span text:style-name="T94">Veb server prepoznaje da je HTTP zahtev za web stranicu i prosleđuje ga JSP kontejneru.</text:span></text:p>
      <text:p text:style-name="P19"><text:tab/><text:span text:style-name="T95">3)</text:span> <text:span text:style-name="T94">JSP mehanizam učitava JSP stranicu sa diska i konvertuje je u srevlet sadržaj</text:span></text:p>
      <text:p text:style-name="P20"><text:tab/><text:span text:style-name="T95">4)</text:span> JSP kontejner prevodi servlet u izvršnu klasu I prosleđuje originalni zahtev serevlet <text:tab/>kontejneru</text:p>
      <text:p text:style-name="P20"><text:tab/><text:span text:style-name="T95">5)</text:span> Veb server učitava servlet klasu I izrvšava je</text:p>
      <text:p text:style-name="P20"><text:tab/><text:span text:style-name="T95">6)</text:span> Veb server prosleđuje HTTP odgovor ka web pregledaču</text:p>
      <text:p text:style-name="P20"><text:tab/><text:span text:style-name="T95">7)</text:span> Veb pregledač rukuje dinamički generisanim HTML sadržajem.</text:p>
      <text:p text:style-name="P18"/>
      <text:p text:style-name="P18"/>
      <text:p text:style-name="P18">2. <text:span text:style-name="T55">Koji </text:span><text:span text:style-name="T96">z</text:span><text:span text:style-name="T55">adatak </text:span><text:span text:style-name="T96">obavlja JSP kontejner?</text:span></text:p>
      <text:p text:style-name="P18"/>
      <text:p text:style-name="P57">-<text:span text:style-name="T9"> </text:span><text:span text:style-name="T15">JSP kontejner </text:span><text:span text:style-name="T96">prevodi servlet u izvršivu klasu i prosleđuje originalni zahtev servlet kontejneru.</text:span></text:p>
      <text:p text:style-name="P18"/>
      <text:p text:style-name="P18"/>
      <text:p text:style-name="P18">3. <text:span text:style-name="T96">Navesti i objasniti faze životnog ciklusa JSP stranice?</text:span></text:p>
      <text:p text:style-name="P18"/>
      <text:p text:style-name="P57">- <text:span text:style-name="T96">Faze su:</text:span></text:p>
      <text:p text:style-name="P21"><text:tab/>= <text:span text:style-name="T9">Kompajliranje</text:span> – JSP kontejner vrši: Parsiranje JSP stranice, Prevođenje JSP atranice u <text:tab/>servlet <text:tab/>i potom kompajliranje Servleta.</text:p>
      <text:p text:style-name="P22"><text:tab/>= <text:span text:style-name="T9">Inicijalizacija</text:span> – kada kontejner učita JSP stranicu on poziva jspInt() metodu pre servisiranja <text:tab/>bilo kog zahteva. Za izvršenje zahteva, potrebno je redefinisati ispInit() metodu.</text:p>
      <text:p text:style-name="P22"><text:tab/>= <text:span text:style-name="T9">Izvršavanje</text:span> – ovde se dešavaju sve interakcije sa zahtevima, do konačnog uništenja JSP <text:tab/>stranice.</text:p>
      <text:p text:style-name="P47"><text:span text:style-name="T97"><text:tab/>= </text:span><text:span text:style-name="T98">Čišćenje</text:span><text:span text:style-name="T97"> – ovo je faza destrukcije JSP stranice koja se odnosi na uklanjanje JSP stranice iz <text:tab/>upotreba od strane kontejnera koristi se redefinisanje jspDestroy() metode.</text:span></text:p>
      <text:p text:style-name="P18"/>
      <text:p text:style-name="P18"/>
      <text:p text:style-name="P18">4. <text:span text:style-name="T99">Šta je skriptlet?</text:span></text:p>
      <text:p text:style-name="P18"/>
      <text:p text:style-name="P57">- <text:span text:style-name="T16">Skriptlet</text:span><text:span text:style-name="T99"> je osnovni element JSP sintakse </text:span><text:span text:style-name="T56">&lt;% kod %&gt;. </text:span><text:span text:style-name="T100">N</text:span><text:span text:style-name="T56">jime </text:span><text:span text:style-name="T99">može biti obuhvaćen bilo koji broj Java iskaza, promenljivih ili deklaracija metoda ili izraza koji su validni.</text:span></text:p>
      <text:p text:style-name="P18"/>
      <text:p text:style-name="P18"/>
      <text:p text:style-name="P18">5. <text:span text:style-name="T101">Šta su JSP direktive?</text:span></text:p>
      <text:p text:style-name="P18"/>
      <text:p text:style-name="P57">- <text:span text:style-name="T101">JSP direktive predstavljaju instrukcije koje imaju implikacije na celokupnu strukturu servlet klase. Postoje 3 direktive: </text:span><text:span text:style-name="T17">page</text:span><text:span text:style-name="T101">, </text:span><text:span text:style-name="T17">include</text:span><text:span text:style-name="T101"> i </text:span><text:span text:style-name="T17">taglib</text:span><text:span text:style-name="T101">.</text:span></text:p>
      <text:p text:style-name="P18"/>
      <text:p text:style-name="P18"/>
      <text:p text:style-name="P18"/>
      <text:p text:style-name="P18"><text:soft-page-break/>6. <text:span text:style-name="T102">Koji zadatak imaju JSP akcije?</text:span></text:p>
      <text:p text:style-name="P18"/>
      <text:p text:style-name="P57">- <text:span text:style-name="T18">JSP akcije</text:span><text:span text:style-name="T102"> su elmenti XML sintakse za kontrolu ponašanja servlet kontejnera.</text:span></text:p>
      <text:p text:style-name="P18"/>
      <text:p text:style-name="P18"/>
      <text:p text:style-name="P18">7. <text:span text:style-name="T103">Šta su implicitni objekti? Navedite ih i objasnite.</text:span></text:p>
      <text:p text:style-name="P18"/>
      <text:p text:style-name="P57">- <text:span text:style-name="T103">JSP implicitnih objekata, ima 9 i to su:</text:span></text:p>
      <text:p text:style-name="P44"><text:span text:style-name="T104"><text:tab/>• </text:span><text:span text:style-name="T105">request </text:span><text:span text:style-name="T104">- Predstavlja </text:span><text:span text:style-name="T105">HttpServletRequest </text:span><text:span text:style-name="T104">objekat pridružen zahtevu;</text:span></text:p>
      <text:p text:style-name="P45"><text:span text:style-name="T104"><text:tab/>• </text:span><text:span text:style-name="T105">response </text:span><text:span text:style-name="T104">- Predstavlja </text:span><text:span text:style-name="T105">HttpServletResponse </text:span><text:span text:style-name="T104">objekat pridružen odgovoru klijentu;</text:span></text:p>
      <text:p text:style-name="P45"><text:span text:style-name="T104"><text:tab/>• </text:span><text:span text:style-name="T105">out </text:span><text:span text:style-name="T104">- Predstavlja </text:span><text:span text:style-name="T105">PrintWriter </text:span><text:span text:style-name="T104">objekat zadužen da pošalje izlaz ka klijentu;</text:span></text:p>
      <text:p text:style-name="P45"><text:span text:style-name="T104"><text:tab/>• </text:span><text:span text:style-name="T105">session </text:span><text:span text:style-name="T104">- Predstavlja </text:span><text:span text:style-name="T105">HttpSession </text:span><text:span text:style-name="T104">objekat pridružen zahtevu;</text:span></text:p>
      <text:p text:style-name="P45"><text:span text:style-name="T104"><text:tab/>• </text:span><text:span text:style-name="T105">application </text:span><text:span text:style-name="T104">- Predstavlja </text:span><text:span text:style-name="T105">ServletContext </text:span><text:span text:style-name="T104">objekat pridružen kontekstu aplikacije;</text:span></text:p>
      <text:p text:style-name="P45"><text:span text:style-name="T104"><text:tab/>• </text:span><text:span text:style-name="T105">config </text:span><text:span text:style-name="T104">- Predstavlja </text:span><text:span text:style-name="T105">ServletConfig </text:span><text:span text:style-name="T104">objekat pridružen stranici;</text:span></text:p>
      <text:p text:style-name="P45"><text:span text:style-name="T104"><text:tab/>• </text:span><text:span text:style-name="T105">pageContext </text:span><text:span text:style-name="T104">- Enkapsulira primenu specifičnih elemenata servera;</text:span></text:p>
      <text:p text:style-name="P45"><text:span text:style-name="T104"><text:tab/>• </text:span><text:span text:style-name="T105">page </text:span><text:span text:style-name="T104">- Predstavlja sinonim za </text:span><text:span text:style-name="T105">this </text:span><text:span text:style-name="T104">i koristi se za pozivanje metoda definisanih</text:span></text:p>
      <text:p text:style-name="P48"><text:tab/>prevedenom servlet klasom;</text:p>
      <text:p text:style-name="P44"><text:span text:style-name="T104"><text:tab/>• </text:span><text:span text:style-name="T105">Exception </text:span><text:span text:style-name="T104">- Ovaj objekat dozvoljava pristup podacima izuzetaka odgovarajućom JSP</text:span></text:p>
      <text:p text:style-name="P48"><text:tab/>stranicom.</text:p>
      <text:p text:style-name="P18"/>
      <text:p text:style-name="P18"/>
      <text:p text:style-name="P18">8. <text:span text:style-name="T106">Objasnite razliku između GET i POST metoda?</text:span></text:p>
      <text:p text:style-name="P18"/>
      <text:p text:style-name="P57">- <text:span text:style-name="T19">GET</text:span><text:span text:style-name="T106"> je podrazumevana metoda za prosleđivanje informacija od web pregledača ka web serveru, informacije se prosleđuju kao dugačak string. Ovu metodu nikada ne treba koristiti kada se prosleđuju informacije poput korisničkog imena i lozinke. Ova metoda ima ograničen broj karaktera u jednom GET stringu na 1024 karaktera.</text:span></text:p>
      <text:p text:style-name="P57">- <text:span text:style-name="T19">POST</text:span><text:span text:style-name="T106"> metoda pakuje informaciju na isti način kao i GET metoda, ali umesto upotrebe stringa nakon specijalnog znaka „?“ </text:span><text:span text:style-name="T57">u URL-u, informacija se </text:span><text:span text:style-name="T106">šalje kao odvojena poruka., koja stiže do backend programa.</text:span></text:p>
      <text:p text:style-name="P18"/>
      <text:p text:style-name="P18"/>
      <text:p text:style-name="P18">9. <text:span text:style-name="T106">Kada zahtevom šaljete informacije poput korisničkog imena i lozinke za koju biste se metodu opredelili? Zašto?</text:span></text:p>
      <text:p text:style-name="P18"/>
      <text:p text:style-name="P57">- <text:span text:style-name="T106">Ove informacije šaljemo POST metodom, zato što GET metodu ne treba korisiti kada se prosleđuju infromacije poput korisničkog imena i lozinke, zbog pouzdanosti podataka.</text:span></text:p>
      <text:p text:style-name="P18"/>
      <text:p text:style-name="P18"/>
      <text:p text:style-name="P23">10. <text:span text:style-name="T107">Instrukcije koje imaju implikacije na celokupnu strukturu servlet klase su? </text:span><text:span text:style-name="T84">***</text:span></text:p>
      <text:p text:style-name="P23"/>
      <text:p text:style-name="P58">- <text:span text:style-name="T107">JSP direktive</text:span></text:p>
      <text:p text:style-name="P23"/>
      <text:p text:style-name="P23"/>
      <text:p text:style-name="P23">11. <text:span text:style-name="T108">JSP kontejner prevodi servlet u izvršivu klasu I prosleđuje originalni zahtev servelt kontejneru?</text:span><text:span text:style-name="T85">***</text:span></text:p>
      <text:p text:style-name="P23"/>
      <text:p text:style-name="P58">- <text:span text:style-name="T108">TRUE</text:span></text:p>
      <text:p text:style-name="P23"><text:soft-page-break/>12. <text:span text:style-name="T109">Šta je od navedenog tačno za JSP stranice? </text:span><text:span text:style-name="T86">***</text:span></text:p>
      <text:p text:style-name="P23"/>
      <text:p text:style-name="P58">- <text:span text:style-name="T109">JSP mehanizam učitava JSP stranicu sa diska i konvertuje je u servelt sadržaj.</text:span></text:p>
      <text:p text:style-name="P75">- <text:span text:style-name="T109">Veb server učitava servlet klasu I izvršava je.</text:span></text:p>
      <text:p text:style-name="P23"/>
      <text:p text:style-name="P23"/>
      <text:p text:style-name="P23">13. <text:span text:style-name="T110">Šta je od navedenog tačno za JSP stranice? </text:span><text:span text:style-name="T87">***</text:span></text:p>
      <text:p text:style-name="P23"/>
      <text:p text:style-name="P58">- <text:span text:style-name="T110">Skriptlet može da sadrži petlje</text:span></text:p>
      <text:p text:style-name="P75">- <text:span text:style-name="T110">Od naredbi grananja skriptlet može da sadrži if I switch naredbe.</text:span></text:p>
      <text:p text:style-name="P23"/>
      <text:p text:style-name="P24"/>
      <text:p text:style-name="P24">14. Ukoliko je <text:span text:style-name="T111">vreme modifikacije JSP stranice starije od serveleta, JSP kontejner će smatrati da je JSP stranica promenjena i da se generisani servlet još uvek podudara sa JSP sadržajem? </text:span><text:span text:style-name="T88">***</text:span></text:p>
      <text:p text:style-name="P24"/>
      <text:p text:style-name="P59">- <text:span text:style-name="T111">TRUE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oft-page-break/>TEST 3</text:p>
      <text:p text:style-name="P7"/>
      <text:p text:style-name="P25">1. <text:span text:style-name="T112">Zašto se koriste servelti u <text:s/>kombinaciji sa JSP filterima?</text:span></text:p>
      <text:p text:style-name="P25"/>
      <text:p text:style-name="P60">- <text:span text:style-name="T112">Servleti i JSP filteri se koriste za:</text:span></text:p>
      <text:p text:style-name="P27"><text:tab/>= Presretanje zahteva klijenata pre nego što pristupe resursima servleta.</text:p>
      <text:p text:style-name="P27"><text:tab/>= Manipulisanje odgovorima servera pre nego što se proslede klijentu.</text:p>
      <text:p text:style-name="P25"/>
      <text:p text:style-name="P25"/>
      <text:p text:style-name="P25">2. <text:span text:style-name="T112">Koje tipove JSP filtera poznajete?</text:span></text:p>
      <text:p text:style-name="P25"/>
      <text:p text:style-name="P60">- <text:span text:style-name="T113">Postoje: filteri autentikacije, filteri kompresovanja podataka, filteri enkripcije, filteri okidači za pristupanje događajima, filteri konverzije slike, filteri logovanja i provere, filteri lanca MIME-TYPE, filteri tokenizacije, XSL/T filteri za transformisanje XML sadržaja.</text:span></text:p>
      <text:p text:style-name="P25"/>
      <text:p text:style-name="P25"/>
      <text:p text:style-name="P25">3. <text:span text:style-name="T114">Navesti i objasniti korake koji se izvode kada se koriste kolačići za identifikovanje korisnika?</text:span></text:p>
      <text:p text:style-name="P25"/>
      <text:p text:style-name="P60">- <text:span text:style-name="T114">Tri koraka:</text:span></text:p>
      <text:p text:style-name="P28"><text:tab/>1) Server skript šalje skup kolačića ka veb pregledaču,</text:p>
      <text:p text:style-name="P28"><text:tab/>2) Veb pregledač snima kolačiće na lokalnom računaru za buduću upotrebu,</text:p>
      <text:p text:style-name="P28"><text:tab/>3) Sledeći put kada pregledač pošalje bilo kakav zahtev ka veb serveru, on šalje i podatke <text:tab/>kolačića serveru.</text:p>
      <text:p text:style-name="P25"/>
      <text:p text:style-name="P25"/>
      <text:p text:style-name="P25">4. <text:span text:style-name="T115">Objasniti kako se podešavaju i koriste kolačići u JSP stranicama?</text:span></text:p>
      <text:p text:style-name="P25"/>
      <text:p text:style-name="P60">- <text:span text:style-name="T115">Podešavanje kolačića se vrši u 3 koraka:</text:span></text:p>
      <text:p text:style-name="P29"><text:tab/>1) Kreiranje Cookie objekta – poziva se konstruktor sa nazivom i vrednošću kolačića.</text:p>
      <text:p text:style-name="P29"><text:tab/>2) <text:span text:style-name="T116">Vrši se p</text:span>odešavanje maksimalnog vremena validnosti kolačića – u sekundama.</text:p>
      <text:p text:style-name="P29"><text:tab/>3) Slanje kolačića u zaglavlje HTTP odgovora pomoću instrukcije <text:span text:style-name="T9">response.addCookie()</text:span>.</text:p>
      <text:p text:style-name="P25"/>
      <text:p text:style-name="P25"/>
      <text:p text:style-name="P25">5. <text:span text:style-name="T117">Ako klase za rad na veb aplikaciji nisu direktno dostupne, kako mogu da se učine dostupnim?</text:span></text:p>
      <text:p text:style-name="P25"/>
      <text:p text:style-name="P60">- <text:span text:style-name="T117">Neophodno ih je dodati odgovarajućim bibliotekama u okviru foldera Libraries kreiranog veb projekta.</text:span></text:p>
      <text:p text:style-name="P25"/>
      <text:p text:style-name="P25"/>
      <text:p text:style-name="P25">6. <text:span text:style-name="T118">Objasniti i demonstrirati različite načine primene Java klase Date u JSP stranicama?</text:span></text:p>
      <text:p text:style-name="P25"/>
      <text:p text:style-name="P60">- <text:span text:style-name="T118">Klasa Date se nalazi u paketu java.util i enkapsulira tekući datum i vreme. Ona poseduje podrazumevani konstruktor Date() i drugi konstruktor koji uzima kao argument broj milisekundi od 1 Januara <text:s/>1970 god., čime računar računa tekuće vreme (npr: Date(long milisec.)). </text:span></text:p>
      <text:p text:style-name="P25"/>
      <text:p text:style-name="P25"/>
      <text:p text:style-name="P25"><text:soft-page-break/>7. <text:span text:style-name="T119">Kako se formiraju datum i vreme u JSP stranicama?</text:span></text:p>
      <text:p text:style-name="P25"/>
      <text:p text:style-name="P60">- <text:span text:style-name="T119">Kreira se objekat klase Date i poziva se metoda </text:span><text:span text:style-name="T20">toString()</text:span><text:span text:style-name="T119">, koja konvertuje objekat datuma u String i vraća rezultat. Pomoću klase </text:span><text:span text:style-name="T20">SimpleDateFormat</text:span><text:span text:style-name="T119">, koja formatira i prosleđuje datum u zavisnosti od standarda i regiona. </text:span></text:p>
      <text:p text:style-name="P25"/>
      <text:p text:style-name="P25"/>
      <text:p text:style-name="P25">8. <text:span text:style-name="T119">Objasniti kako je moguće na dva načina realizovati preusmeravanje JSP stranica?</text:span></text:p>
      <text:p text:style-name="P25"/>
      <text:p text:style-name="P60">- <text:span text:style-name="T119">Preusmeravanje (redirect) se koristi da bi klijent bio upućen na novu lokaciju. Vrši se pozivom </text:span><text:span text:style-name="T20">sendRedirect()</text:span><text:span text:style-name="T119"> metode. Takođe, moguće je koristiti metode </text:span><text:span text:style-name="T20">setStatus()</text:span><text:span text:style-name="T119"> i </text:span><text:span text:style-name="T20">setHeader()</text:span><text:span text:style-name="T119"> u kombinaciji sa objektom odgovora.</text:span></text:p>
      <text:p text:style-name="P25"/>
      <text:p text:style-name="P25"/>
      <text:p text:style-name="P30">9. <text:span text:style-name="T120">Kako su klasifikovani JSTL tagovi?</text:span></text:p>
      <text:p text:style-name="P30"/>
      <text:p text:style-name="P61">- <text:span text:style-name="T120">JSTL tagovi mogu biti klasifikovani po nameni u sledeće grupe:</text:span></text:p>
      <text:p text:style-name="P31"><text:tab/>= Osnovni tagovi,</text:p>
      <text:p text:style-name="P31"><text:tab/>= Tagovi za formatiranje,</text:p>
      <text:p text:style-name="P31"><text:tab/>= SQL tagovi </text:p>
      <text:p text:style-name="P31"><text:tab/>= XML tagovi</text:p>
      <text:p text:style-name="P31"><text:tab/>= JSTL funkcije</text:p>
      <text:p text:style-name="P30"/>
      <text:p text:style-name="P30"/>
      <text:p text:style-name="P30">10. <text:span text:style-name="T121">Objasnite pojedinačno kategorije JSTL tagova?</text:span></text:p>
      <text:p text:style-name="P30"/>
      <text:p text:style-name="P61">- <text:span text:style-name="T21">Osnovni tagovi</text:span><text:span text:style-name="T121">, su u najfrekventnijoj upotrebi i zahtevaju uključivanje Core JSTL biblioteke da bi mogli da budu korišćeni.</text:span></text:p>
      <text:p text:style-name="P76">- <text:span text:style-name="T21">Tagovi za formatiranje</text:span><text:span text:style-name="T121">, se koriste za formatiranje i prikazivanje teksta, vremena, datuma, i brojeva za internacionalizovane veb sajtove.</text:span></text:p>
      <text:p text:style-name="P76">- <text:span text:style-name="T21">SQL tagovima</text:span><text:span text:style-name="T121"> je omogućeno interreagovanje sa relacionim bazama podataka u JSP stranicama.</text:span></text:p>
      <text:p text:style-name="P76">- <text:span text:style-name="T21">XML tagovima</text:span><text:span text:style-name="T121"> je omogućeno kreiranje i manipulisanje XML dokumentima iz JSP stranica.</text:span></text:p>
      <text:p text:style-name="P76">- <text:span text:style-name="T21">JSTL funkcije</text:span><text:span text:style-name="T121"> su zadužene za manipulisanje sa stringovima (uglavnom).</text:span></text:p>
      <text:p text:style-name="P30"/>
      <text:p text:style-name="P30"/>
      <text:p text:style-name="P30">11. <text:span text:style-name="T122">Šta je JavaBean i koje ima specifičnosti?</text:span></text:p>
      <text:p text:style-name="P30"/>
      <text:p text:style-name="P61">- <text:span text:style-name="T122">JavaBean je specijalno konstruisana Java klasa kreirana u skladu sa JavaBeans API specifikacijama. </text:span><text:span text:style-name="T22">Specifičnosti</text:span><text:span text:style-name="T122"> su:</text:span></text:p>
      <text:p text:style-name="P32"><text:tab/>= Obezbeđuju podrazumevane argumente bez konstruktora,</text:p>
      <text:p text:style-name="P32"><text:tab/>= Treba da implementiraju Serializable interfejs.</text:p>
      <text:p text:style-name="P32"><text:tab/>= Sadrže brojne osobine koje je moguće učitati i upisivati.</text:p>
      <text:p text:style-name="P32"><text:tab/>= Za osobine sadrže brojne setter i getter metode.</text:p>
      <text:p text:style-name="P30"/>
      <text:p text:style-name="P30"/>
      <text:p text:style-name="P30"/>
      <text:p text:style-name="P30"/>
      <text:p text:style-name="P30"><text:soft-page-break/>12. <text:span text:style-name="T123">Objasnite primenu akcije useBean u JSP stranicama?</text:span></text:p>
      <text:p text:style-name="P30"/>
      <text:p text:style-name="P61">- <text:span text:style-name="T124">Akcija </text:span><text:span text:style-name="T23">useBean</text:span><text:span text:style-name="T124"> omogućava primenu zrna u JSP stranici. Kada je jednom zrno deklarisano, ono postaje skripting promenljiva kojoj je moguće pristupiti odgovarajućim elementima u JSP stranici.</text:span></text:p>
      <text:p text:style-name="P30"/>
      <text:p text:style-name="P30"/>
      <text:p text:style-name="P30">13. <text:span text:style-name="T125">U kojim slučajevima u JSP stranicama je moguće koristiti JSP EL izraz?</text:span></text:p>
      <text:p text:style-name="P30"/>
      <text:p text:style-name="P61">- <text:span text:style-name="T24">EL</text:span><text:span text:style-name="T125"> – Expression Language, omogućava jednostavan pristup aplikativnim podacima koji se čuvaju u komponentama koje odgovaraju Java zrnima. On dozvoljava kreiranje izraza koji mogu biti aritmetički i logički. U okviru JSP EL izraza, moguće je koristiti podatke reznih tipova: numeričke (celobrojne i realne), stringove, ugrađene konstante, logičke konstante, … i sl.</text:span></text:p>
      <text:p text:style-name="P30"/>
      <text:p text:style-name="P30"/>
      <text:p text:style-name="P33">14. <text:span text:style-name="T126">Koja Java klasa je zadužena za korišćenje lokalnog jezika, pisma i podešavanja u JSP stranicama?</text:span></text:p>
      <text:p text:style-name="P33"/>
      <text:p text:style-name="P62">- <text:span text:style-name="T126">Klasa Locale.</text:span></text:p>
      <text:p text:style-name="P33"/>
      <text:p text:style-name="P33"/>
      <text:p text:style-name="P33">15. <text:span text:style-name="T127">Brisanje kolačića se vrši podešavanjem starosti kolačića na nulu pozivom metode </text:span><text:span text:style-name="T25">setMaxAge</text:span><text:span text:style-name="T131">()</text:span><text:span text:style-name="T132">?***</text:span></text:p>
      <text:p text:style-name="P33"/>
      <text:p text:style-name="P62">- <text:span text:style-name="T127">TRUE</text:span></text:p>
      <text:p text:style-name="P33"/>
      <text:p text:style-name="P33"/>
      <text:p text:style-name="P33">16. <text:span text:style-name="T128">Filter je Java klasa koja implementira interfejs: koji? </text:span><text:span text:style-name="T130">***</text:span></text:p>
      <text:p text:style-name="P33"/>
      <text:p text:style-name="P62">- <text:span text:style-name="T128">javax.servlet.Filter</text:span></text:p>
      <text:p text:style-name="P33"/>
      <text:p text:style-name="P33"/>
      <text:p text:style-name="P34">17. <text:span text:style-name="T137">JSP ne podržavaju lokalizaciju? </text:span><text:span text:style-name="T133">***</text:span></text:p>
      <text:p text:style-name="P34"/>
      <text:p text:style-name="P63">- <text:span text:style-name="T137">FALSE</text:span></text:p>
      <text:p text:style-name="P34"/>
      <text:p text:style-name="P34"/>
      <text:p text:style-name="P34">18. <text:span text:style-name="T138">Šta od navedenog je tačno? </text:span><text:span text:style-name="T134">***</text:span></text:p>
      <text:p text:style-name="P34"/>
      <text:p text:style-name="P63">- <text:span text:style-name="T138">Moguće je koristiti metode </text:span><text:span text:style-name="T26">setStatus()</text:span><text:span text:style-name="T138"> i </text:span><text:span text:style-name="T26">setHeader()</text:span><text:span text:style-name="T138"> u kombinaciji sa objektom odgovora za preusmeravanje stranica?</text:span></text:p>
      <text:p text:style-name="P77">- <text:span text:style-name="T138">Preusmeravanje zahteva na novu stranicu može veoma jednostavno da bude obavljeno pozivom metode </text:span><text:span text:style-name="T26">sendRedirect()</text:span><text:span text:style-name="T138"> objektom odgovora.</text:span></text:p>
      <text:p text:style-name="P34"/>
      <text:p text:style-name="P34"/>
      <text:p text:style-name="P34"/>
      <text:p text:style-name="P34"/>
      <text:p text:style-name="P30"/>
      <text:p text:style-name="P26"/>
      <text:p text:style-name="P5"><text:soft-page-break/>TEST 4</text:p>
      <text:p text:style-name="P7"/>
      <text:p text:style-name="P35">1. <text:span text:style-name="T139">Šta čini jednu JSF aplikaciju?</text:span></text:p>
      <text:p text:style-name="P35"/>
      <text:p text:style-name="P64">- <text:span text:style-name="T28">JSF aplikacija</text:span><text:span text:style-name="T139"> se sastoji iz jedne ili više XHTML stranica koje sadrže JSF tagove, jedan ili više CDI zrna i opciono konfiguracione datoteke pod nazivom faces-config.xml.</text:span></text:p>
      <text:p text:style-name="P35"/>
      <text:p text:style-name="P35"/>
      <text:p text:style-name="P35">2. <text:span text:style-name="T140">Navedite i objasnite faze razvoja JSF aplikacije?</text:span></text:p>
      <text:p text:style-name="P35"/>
      <text:p text:style-name="P64">- <text:span text:style-name="T27">Faze</text:span><text:span text:style-name="T141"> su:</text:span></text:p>
      <text:p text:style-name="P78"><text:tab/>1) <text:span text:style-name="T9">Developmnet</text:span> – ovde se dodaju inf. koje pomažu prilikom debagovanja,</text:p>
      <text:p text:style-name="P78"><text:tab/>2) <text:span text:style-name="T9">Production</text:span> – se bavi performansama,</text:p>
      <text:p text:style-name="P78"><text:tab/>3) <text:span text:style-name="T9">SystemTest</text:span> – testiranje celog sistema,</text:p>
      <text:p text:style-name="P78"><text:tab/>4) <text:span text:style-name="T9">UnitTest</text:span> – jedinično testiranje.</text:p>
      <text:p text:style-name="P35"/>
      <text:p text:style-name="P35"/>
      <text:p text:style-name="P35">3. <text:span text:style-name="T142">Šta predstavlja facelet?</text:span></text:p>
      <text:p text:style-name="P35"/>
      <text:p text:style-name="P64">- <text:span text:style-name="T29">facelet</text:span><text:span text:style-name="T142"> je XHTML datoteka sa spacifičnim JSF prostorom naziva (namespace). On je automatski generisan.</text:span></text:p>
      <text:p text:style-name="P35"/>
      <text:p text:style-name="P35"/>
      <text:p text:style-name="P35">4. <text:span text:style-name="T143">Objasnite JSF menadžer rasporeda?</text:span></text:p>
      <text:p text:style-name="P35"/>
      <text:p text:style-name="P64">- <text:span text:style-name="T143">On definiše raspored elemenata na Veb stranici.</text:span></text:p>
      <text:p text:style-name="P35"/>
      <text:p text:style-name="P35"/>
      <text:p text:style-name="P35">5. <text:span text:style-name="T143">Kako omogućavamo primenu CSS stilova?</text:span></text:p>
      <text:p text:style-name="P35"/>
      <text:p text:style-name="P65">- <text:span text:style-name="T143">Tako što u JSF stranicu uključimo datoteku </text:span><text:span text:style-name="T30">styles.css</text:span><text:span text:style-name="T143"> pomoću elementa:</text:span></text:p>
      <text:p text:style-name="P80">&lt;h:outputStylesheet <text:s text:c="2"/>name=”styles.css”&gt;</text:p>
      <text:p text:style-name="P79"><text:span text:style-name="T58">T</text:span><text:span text:style-name="T44">ag za ukljucivanje CSS datoteke u JSF stranice dostupan je od JSF verzije 2.0</text:span></text:p>
      <text:p text:style-name="P35"/>
      <text:p text:style-name="P35"/>
      <text:p text:style-name="P35">6. <text:span text:style-name="T144">Objasnite vezu između </text:span><text:span text:style-name="T31">for</text:span><text:span text:style-name="T144"> i </text:span><text:span text:style-name="T31">id</text:span><text:span text:style-name="T144"> atributa?</text:span></text:p>
      <text:p text:style-name="P35"/>
      <text:p text:style-name="P64">- <text:span text:style-name="T144">Prilikom korišćenja taga </text:span><text:span text:style-name="T47">&lt;h:label&gt;</text:span><text:span text:style-name="T59"> </text:span><text:span text:style-name="T144">za definisanje polja za unos teksta ili taga </text:span><text:span text:style-name="T47">&lt;</text:span><text:span text:style-name="T31">h:message</text:span><text:span text:style-name="T47">&gt;</text:span><text:span text:style-name="T59"> </text:span><text:span text:style-name="T144">za definisanje greške validacije, neophodno je eksplicitno definisati </text:span><text:span text:style-name="T31">id</text:span><text:span text:style-name="T144"> atribut polja za unos koji mora da se podudara sa atributima </text:span><text:span text:style-name="T31">for</text:span><text:span text:style-name="T144"> navedenih tagova. Ukoliko programer nije specificirao vrednost za atribut </text:span><text:span text:style-name="T31">id</text:span><text:span text:style-name="T144">, ona će automatski biti generisana.</text:span></text:p>
      <text:p text:style-name="P35"/>
      <text:p text:style-name="P35"/>
      <text:p text:style-name="P35"/>
      <text:p text:style-name="P35"/>
      <text:p text:style-name="P35"/>
      <text:p text:style-name="P35"><text:soft-page-break/>7. <text:span text:style-name="T145">Šta je CDI zrno?</text:span></text:p>
      <text:p text:style-name="P35"/>
      <text:p text:style-name="P64">- <text:span text:style-name="T32">CDI</text:span><text:span text:style-name="T145"> (Context and Dependency) </text:span><text:span text:style-name="T32">zrna</text:span><text:span text:style-name="T145"> su klasična Java zrna čiji je zadatak prihvatanje podataka koje je korisnik uneo u JSF aplikaciji.</text:span></text:p>
      <text:p text:style-name="P35"/>
      <text:p text:style-name="P35"/>
      <text:p text:style-name="P35">8. <text:span text:style-name="T146">Kako se obeležava klasa CDI zrna?</text:span></text:p>
      <text:p text:style-name="P35"/>
      <text:p text:style-name="P64">- <text:span text:style-name="T146">anotacijom </text:span><text:span text:style-name="T48">@Named</text:span></text:p>
      <text:p text:style-name="P35"/>
      <text:p text:style-name="P35"/>
      <text:p text:style-name="P36">9. <text:span text:style-name="T60">Koje oblasti moze da pokrije CDI zrno? Kojim anotacijama su odredjene oblasti?</text:span></text:p>
      <text:p text:style-name="P36"/>
      <text:p text:style-name="P66">- <text:span text:style-name="T60">Anotacijama:</text:span></text:p>
      <text:p text:style-name="P81"><text:tab/>= Request - @RequestScoped</text:p>
      <text:p text:style-name="P81"><text:tab/>= Session - @SessionScoped</text:p>
      <text:p text:style-name="P81"><text:tab/>= Converstion - @ConversationScoped</text:p>
      <text:p text:style-name="P37"><text:span text:style-name="T44"><text:tab/>= Application - @</text:span>ApplicationScoped</text:p>
      <text:p text:style-name="P37"><text:span text:style-name="T44"><text:tab/>= Dependent - @Dependent</text:span>Scoped</text:p>
      <text:p text:style-name="P81"><text:tab/>= Flow - @FlowScoped</text:p>
      <text:p text:style-name="P36"/>
      <text:p text:style-name="P36"/>
      <text:p text:style-name="P36">10. <text:span text:style-name="T147">Šta je klasa Validator?</text:span></text:p>
      <text:p text:style-name="P36"/>
      <text:p text:style-name="P66">- <text:span text:style-name="T148">To je klasa koja implementira interfejs </text:span><text:span text:style-name="T33">javax.faces.validator</text:span><text:span text:style-name="T148">. I omogućava proveru podataka unetih putem forme na veb aplikaciju.</text:span></text:p>
      <text:p text:style-name="P36"/>
      <text:p text:style-name="P36"/>
      <text:p text:style-name="P36">11. <text:span text:style-name="T148">Koji zadatak obavlja klasa validator?</text:span></text:p>
      <text:p text:style-name="P36"/>
      <text:p text:style-name="P66">- <text:span text:style-name="T148">Obavlja preuzimanje i proveru ispravnosti podataka unetih od strane korisnika.</text:span></text:p>
      <text:p text:style-name="P36"/>
      <text:p text:style-name="P36"/>
      <text:p text:style-name="P38">12. Objasnite primenu atributa required?</text:p>
      <text:p text:style-name="P38"/>
      <text:p text:style-name="P67">- Atribut <text:span text:style-name="T9">required</text:span> označava polja koja su obavezna za unos i ukoliko neko od njih nije popunjeno, javiće se greška.</text:p>
      <text:p text:style-name="P38"/>
      <text:p text:style-name="P38"/>
      <text:p text:style-name="P38">1<text:span text:style-name="T149">3</text:span>. <text:span text:style-name="T149">Navedite prednosti primene JSF šablona?</text:span></text:p>
      <text:p text:style-name="P38"/>
      <text:p text:style-name="P67">- <text:span text:style-name="T34">Šabloni</text:span><text:span text:style-name="T149"> omogućavaju da se izgled i raspored JSF stranice specificira na jednom mestu, postiže se veći stepen održivosti kreirane veb aplikacije, jedna promena reflektuje se na sve klijente šablona.</text:span></text:p>
      <text:p text:style-name="P38"/>
      <text:p text:style-name="P38"/>
      <text:p text:style-name="P38"/>
      <text:p text:style-name="P38"/>
      <text:p text:style-name="P38"><text:soft-page-break/>1<text:span text:style-name="T149">4</text:span>. <text:span text:style-name="T150">Kako se kreira datoteka šablona?</text:span></text:p>
      <text:p text:style-name="P38"/>
      <text:p text:style-name="P67">- <text:span text:style-name="T150">Koraci su: </text:span><text:span text:style-name="T35">File</text:span><text:span text:style-name="T150"> →</text:span><text:span text:style-name="T61"> </text:span><text:span text:style-name="T49">New File</text:span><text:span text:style-name="T61"> → </text:span><text:span text:style-name="T49">JavaServerFaces</text:span><text:span text:style-name="T61"> → </text:span><text:span text:style-name="T49">Facelets Templates</text:span></text:p>
      <text:p text:style-name="P38"/>
      <text:p text:style-name="P38"/>
      <text:p text:style-name="P38">1<text:span text:style-name="T149">5</text:span>. <text:span text:style-name="T151">Šta je klijent šablona?</text:span></text:p>
      <text:p text:style-name="P38"/>
      <text:p text:style-name="P67">- <text:span text:style-name="T151">To je implementacija koja omogućava upotrebu šablona „</text:span><text:span text:style-name="T36">Facelets template client</text:span><text:span text:style-name="T151">“.</text:span></text:p>
      <text:p text:style-name="P38"/>
      <text:p text:style-name="P38"/>
      <text:p text:style-name="P39">16. <text:span text:style-name="T151">Šta predstavlja Resource Library Contract?</text:span></text:p>
      <text:p text:style-name="P39"/>
      <text:p text:style-name="P68">- <text:span text:style-name="T151">To je podrška za kreiranje Facelet šablona koji se koriste za kreiranje tematskih veb aplikacija.</text:span></text:p>
      <text:p text:style-name="P39"/>
      <text:p text:style-name="P39"/>
      <text:p text:style-name="P39">17. <text:span text:style-name="T152">Objasnite kako se uključuju PrimeFaces komponente u projekat veb aplikacije?</text:span></text:p>
      <text:p text:style-name="P39"/>
      <text:p text:style-name="P68">- <text:span text:style-name="T152">Pri kreiranju projekta odabira se </text:span><text:span text:style-name="T37">JavaServer Faces</text:span><text:span text:style-name="T152"> okvir a zatim klikom na tab </text:span><text:span text:style-name="T37">Components</text:span><text:span text:style-name="T152"> bira se opcija </text:span><text:span text:style-name="T37">PrimeFaces</text:span><text:span text:style-name="T152"> i na kraju <text:s/>se klikne </text:span><text:span text:style-name="T37">Finish</text:span><text:span text:style-name="T152">. </text:span></text:p>
      <text:p text:style-name="P39"/>
      <text:p text:style-name="P38"/>
      <text:p text:style-name="P38">18. <text:span text:style-name="T153">Objasnite primenu i organizaciju komponente?</text:span></text:p>
      <text:p text:style-name="P38"/>
      <text:p text:style-name="P67">- <text:span text:style-name="T153">Pomoću atributa position kojima se dodeljuju vrednosti: </text:span><text:span text:style-name="T38">north</text:span><text:span text:style-name="T153">, </text:span><text:span text:style-name="T38">west</text:span><text:span text:style-name="T153">, </text:span><text:span text:style-name="T38">east</text:span><text:span text:style-name="T153">, </text:span><text:span text:style-name="T38">south</text:span><text:span text:style-name="T153">, </text:span><text:span text:style-name="T38">center</text:span><text:span text:style-name="T153"> se vrši organizacija komponenti na posmatranoj stranici.</text:span></text:p>
      <text:p text:style-name="P38"/>
      <text:p text:style-name="P38"/>
      <text:p text:style-name="P38">19. <text:span text:style-name="T153">Objasnite specifičnosti PrimeFaces stranica u odnosu na standardne JSF stranice?</text:span></text:p>
      <text:p text:style-name="P38"/>
      <text:p text:style-name="P67">- <text:span text:style-name="T153">Većina specifičnih JSF tagova poseduje odgovarajuću PrimeFaces alternativu.</text:span></text:p>
      <text:p text:style-name="P38"/>
      <text:p text:style-name="P38"/>
      <text:p text:style-name="P40">20. Objasnite kako se uključuju ICEFaces komponente u projekat veb aplikacije?</text:p>
      <text:p text:style-name="P40"/>
      <text:p text:style-name="P69">- Kreiramo nov <text:span text:style-name="T9">Java Web</text:span> projekat, u prozoru u kome se bira korišćenje <text:span text:style-name="T9">JavaServer Faces </text:span>okvira, klikom na tab <text:span text:style-name="T9">Components</text:span>, odabira se<text:span text:style-name="T9"> IceFaces biblioteka</text:span> čekiranjem.</text:p>
      <text:p text:style-name="P40"/>
      <text:p text:style-name="P40"/>
      <text:p text:style-name="P40">21. Koji skup ICEFaces komponenata smo koristili i zašto?</text:p>
      <text:p text:style-name="P40"/>
      <text:p text:style-name="P69">- Postoje 2 skupa komponenata:</text:p>
      <text:p text:style-name="P40"><text:tab/>1) <text:span text:style-name="T9">ICE</text:span> komponente sa server-side funkcionalnošću (garantuje kompatibilnost unazad).</text:p>
      <text:p text:style-name="P40"><text:tab/>2) <text:span text:style-name="T9">ACE</text:span> komponenta sa kombinacijom server-side i client-side koda. Ova druga komponenta se <text:tab/>više koristi jer je okrenuta ka novijim verzijama brovsera.</text:p>
      <text:p text:style-name="P40"/>
      <text:p text:style-name="P40"/>
      <text:p text:style-name="P40"/>
      <text:p text:style-name="P40"><text:soft-page-break/>22. <text:span text:style-name="T154">Objasnite kako se uključuju RichFaces komponente u projekat veb aplikacije?</text:span></text:p>
      <text:p text:style-name="P40"/>
      <text:p text:style-name="P69">- <text:span text:style-name="T154">Prilikom kreiranja </text:span><text:span text:style-name="T39">Java Web</text:span><text:span text:style-name="T154"> projekta, neophodno je izabrati </text:span><text:span text:style-name="T39">JavaServer Faces</text:span><text:span text:style-name="T154"> okvir a u tabu </text:span><text:span text:style-name="T39">Components</text:span><text:span text:style-name="T154"> selektovati </text:span><text:span text:style-name="T39">RichFaces</text:span><text:span text:style-name="T154"> opciju, čekiranjem.</text:span></text:p>
      <text:p text:style-name="P40"/>
      <text:p text:style-name="P40"/>
      <text:p text:style-name="P40">23. <text:span text:style-name="T154">Objasnite i demostrirajte upotrebu komponente ????????????????</text:span></text:p>
      <text:p text:style-name="P40"/>
      <text:p text:style-name="P69">- <text:span text:style-name="T154">Funkcioniše slično kao Combobox.</text:span></text:p>
      <text:p text:style-name="P40"/>
      <text:p text:style-name="P40"/>
      <text:p text:style-name="P41">24. Šta od navedenog je tačno? <text:span text:style-name="T129">***</text:span></text:p>
      <text:p text:style-name="P41"/>
      <text:p text:style-name="P70">- Svaka JSF forma se realizuje tagom koji je ekvivalentan tagu standardne HTML stranice.</text:p>
      <text:p text:style-name="P41"/>
      <text:p text:style-name="P41"/>
      <text:p text:style-name="P41">25. <text:span text:style-name="T155">Podešavanjem JSF faze projekta na vrednost Production, odgovarajuće validacije biće automatski dodate u stranicu, bez potrebe da ih programer eksplicitno dodaje u kod odgovarajućim tagovima? </text:span><text:span text:style-name="T135">***</text:span></text:p>
      <text:p text:style-name="P41"/>
      <text:p text:style-name="P70">- <text:span text:style-name="T155">TRUE</text:span></text:p>
      <text:p text:style-name="P41"/>
      <text:p text:style-name="P41"/>
      <text:p text:style-name="P41">26. <text:span text:style-name="T155">CDI (Context and Dependency Injection) zrna su klasična Java zrna čiji je zadatak prihvatanje podataka koje je korisnik uneo u JSF aplikaciji? </text:span><text:span text:style-name="T135">***</text:span></text:p>
      <text:p text:style-name="P41"/>
      <text:p text:style-name="P70">- <text:span text:style-name="T155">TRUE</text:span></text:p>
      <text:p text:style-name="P41"/>
      <text:p text:style-name="P41"/>
      <text:p text:style-name="P42">27. <text:span text:style-name="T156">CDI zrna mogu pokrivati različite oblasti aplikacije (npr: Request, Session, Conversation, …)? </text:span><text:span text:style-name="T136">***</text:span></text:p>
      <text:p text:style-name="P42"/>
      <text:p text:style-name="P71">- <text:span text:style-name="T156">TRUE</text:span></text:p>
      <text:p text:style-name="P42"/>
      <text:p text:style-name="P42"/>
      <text:p text:style-name="P42">28. <text:span text:style-name="T156">Šta je od navedenog tačno? </text:span><text:span text:style-name="T136">***</text:span></text:p>
      <text:p text:style-name="P35"/>
      <text:p text:style-name="P64">- <text:span text:style-name="T156">Iz ugla aplikativnog programera, JSF aplikacija se sastoji iz jedne ili više XHTML stranica koje sadrže JSF tagove, jedan ili više CDI zrna i opciono konfiguracione datoteke pod nazivom faces-config.xml?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"><text:soft-page-break/>TEST 5</text:p>
      <text:p text:style-name="P7"/>
      <text:p text:style-name="P43">1. <text:span text:style-name="T157">Šta je REST?</text:span></text:p>
      <text:p text:style-name="P43"/>
      <text:p text:style-name="P72">- <text:span text:style-name="T40">REST</text:span><text:span text:style-name="T157"> (Representational State Transfer) predstavlja arhitekturni stil u kome su veb servisi reprezentovani kao resursi i mogu biti identifikovani preko jedinstvenih identifikatora resursa (URI-Uniform Resource Identifier). </text:span></text:p>
      <text:p text:style-name="P43"/>
      <text:p text:style-name="P43"/>
      <text:p text:style-name="P43">2. <text:span text:style-name="T157">Koja je namena RESTFull servisa?</text:span></text:p>
      <text:p text:style-name="P43"/>
      <text:p text:style-name="P72">- <text:span text:style-name="T40">RESTFull</text:span><text:span text:style-name="T157"> </text:span><text:span text:style-name="T40">veb servisi</text:span><text:span text:style-name="T157"> se koriste za izvođenje CRUD (Create, Read, Update i Delete) operacija nad bazom podataka.</text:span></text:p>
      <text:p text:style-name="P43"/>
      <text:p text:style-name="P43"/>
      <text:p text:style-name="P43">3. <text:span text:style-name="T157">Kako se kreira datoteka RESTFull servisa nad tabelom baze podataka u razvojnom okruženju NetBeans IDE?</text:span></text:p>
      <text:p text:style-name="P43"/>
      <text:p text:style-name="P72">- <text:span text:style-name="T157">Automatski pomoću NetBenasIDE-a, gde se pri kreiranju projekta bira: </text:span><text:span text:style-name="T40">Web Services</text:span><text:span text:style-name="T157"> →</text:span><text:span text:style-name="T62"> </text:span><text:span text:style-name="T50">RESTFull Web Services From Database</text:span><text:span text:style-name="T62"> → Zatim se izabere tabela iz baze podataka.</text:span></text:p>
      <text:p text:style-name="P43"/>
      <text:p text:style-name="P43"/>
      <text:p text:style-name="P43">4. <text:span text:style-name="T157">Šta predstavlja Fasadna klasa?</text:span></text:p>
      <text:p text:style-name="P43"/>
      <text:p text:style-name="P72">- <text:span text:style-name="T40">Fasadna klasa </text:span><text:span text:style-name="T157">je omotač odgovarajuće klase JPA entiteta i svaka fasadna klasa nasleđuje apstraktnu klasu </text:span><text:span text:style-name="T40">AbstractFacade.java.</text:span><text:span text:style-name="T157"> </text:span></text:p>
      <text:p text:style-name="P43"/>
      <text:p text:style-name="P43"/>
      <text:p text:style-name="P43">5. <text:span text:style-name="T158">Šta se testira opcijom Test Resource URI?</text:span></text:p>
      <text:p text:style-name="P43"/>
      <text:p text:style-name="P72">- <text:span text:style-name="T158">Testiraju se i druge metode aktuelnog veb servisa.</text:span></text:p>
      <text:p text:style-name="P43"/>
      <text:p text:style-name="P43"/>
      <text:p text:style-name="P43">6. <text:span text:style-name="T158">Objasnite postupak testiranja RESTFull servisa opcijom Test RESTFull Services?</text:span></text:p>
      <text:p text:style-name="P43"/>
      <text:p text:style-name="P72">- <text:span text:style-name="T159">Koraci su: Desni klik na projekat →</text:span><text:span text:style-name="T63"> </text:span><text:span text:style-name="T51">Test RESTFull Web Services</text:span><text:span text:style-name="T63"> → prihvati se veb klijent i vraca se XML i JSON odgovor.</text:span></text:p>
      <text:p text:style-name="P43"/>
      <text:p text:style-name="P43"/>
      <text:p text:style-name="P43">7. <text:span text:style-name="T160">Koji zadatak ima klasa ApplicationConfig.java?</text:span></text:p>
      <text:p text:style-name="P43"/>
      <text:p text:style-name="P72">- <text:span text:style-name="T160">Osnov</text:span><text:span text:style-name="T64">na</text:span><text:span text:style-name="T160"> namena ove klase je da konfiguriše JAX-RS. A jedini zahtev koji klasa ApplicationConfig.java mora da ispuni je </text:span><text:span text:style-name="T64">na</text:span><text:span text:style-name="T65">sl</text:span><text:span text:style-name="T64">eđivanje</text:span><text:span text:style-name="T160"> osnovne klase javax.ws.rs.ApplicationPath(„webservices“) </text:span><text:span text:style-name="T65">i njeno obelezavanje anotacijom </text:span><text:span text:style-name="T52">@javax.ws.rs.ApplicationPath(“webservices”).</text:span></text:p>
      <text:p text:style-name="P43"/>
      <text:p text:style-name="P43"><text:soft-page-break/>8. <text:span text:style-name="T66">Kako se generisu datoteke Java klijenata RESTFull veb servisa?</text:span></text:p>
      <text:p text:style-name="P43"><text:span text:style-name="T66"/></text:p>
      <text:p text:style-name="P72">- <text:span text:style-name="T66">Pomocu NetBeansIDE wizarda-a. On ima zadatak da poziva metode RESTfull servisa na osnovu odgovarajuceg HTTP zahteva. Izabira se opcija </text:span><text:span text:style-name="T53">File</text:span><text:span text:style-name="T66"> → </text:span><text:span text:style-name="T53">New File </text:span><text:span text:style-name="T66">→ zatim iz kategorije </text:span><text:span text:style-name="T53">Web Services</text:span><text:span text:style-name="T66"> se kao tip datoteke bira </text:span><text:span text:style-name="T53">RESTfull Java Client</text:span><text:span text:style-name="T66">.</text:span></text:p>
      <text:p text:style-name="P43"/>
      <text:p text:style-name="P43"/>
      <text:p text:style-name="P43">9. <text:span text:style-name="T67">Kako se generisu datoteke JS klijenata RESTfull veb servisa?</text:span></text:p>
      <text:p text:style-name="P43"><text:span text:style-name="T67"/></text:p>
      <text:p text:style-name="P72"><text:span text:style-name="T67">- Kreira se projekat iz kategorije </text:span><text:span text:style-name="T54">HTML5/JavaScript</text:span><text:span text:style-name="T67"> → definise se ime projekta i klikne se na </text:span><text:span text:style-name="T54">Finish</text:span><text:span text:style-name="T67">. Zatim se bira </text:span><text:span text:style-name="T54">File</text:span><text:span text:style-name="T67"> → </text:span><text:span text:style-name="T54">New File</text:span><text:span text:style-name="T67">, zatim se , … ??????? </text:span></text:p>
      <text:p text:style-name="P43"/>
      <text:p text:style-name="P43"/>
      <text:p text:style-name="P43">10. <text:span text:style-name="T68">Kako se angazuje generisani JS kod?</text:span></text:p>
      <text:p text:style-name="P43"><text:span text:style-name="T68"/></text:p>
      <text:p text:style-name="P72">- <text:span text:style-name="T68">Prevodjenjem oba projekta </text:span><text:span text:style-name="T69">i izborom opcije Deploy za projekat RESTFullDemo, moguce je pristupiti testiranju kreiranog JavaScript klijenta RESTFull servisa.</text:span></text:p>
      <text:p text:style-name="P43"/>
      <text:p text:style-name="P43"/>
      <text:p text:style-name="P43">11. <text:span text:style-name="T70">Klijent RESTful servisa koristi RESTfull veb servis za izvodjenje CRUD (Create, Read, Update, i Delete) operacija nad bazom podataka? </text:span><text:span text:style-name="T161">***</text:span></text:p>
      <text:p text:style-name="P43"/>
      <text:p text:style-name="P72">- <text:span text:style-name="T70">TRUE</text:span></text:p>
      <text:p text:style-name="P43"/>
      <text:p text:style-name="P43"/>
      <text:p text:style-name="P82">12. <text:span text:style-name="T164">RESTfull veb servisi se ponasaju kao frontend za bazu podataka da ili ne? </text:span><text:span text:style-name="T162">***</text:span></text:p>
      <text:p text:style-name="P82"/>
      <text:p text:style-name="P92">- <text:span text:style-name="T164">TRUE</text:span></text:p>
      <text:p text:style-name="P82"/>
      <text:p text:style-name="P82"/>
      <text:p text:style-name="P82">13. <text:span text:style-name="T164">Pre testiranja RESTFull servisa neophodno je izvrsiti desni klik na koren projekta i izabrati opciju deploy? </text:span><text:span text:style-name="T162">***</text:span></text:p>
      <text:p text:style-name="P82"/>
      <text:p text:style-name="P92">- <text:span text:style-name="T164">TRUE</text:span></text:p>
      <text:p text:style-name="P82"/>
      <text:p text:style-name="P82"/>
      <text:p text:style-name="P82">14. <text:span text:style-name="T165">Kako se naziva arhitekturni stil u kojem su veb servisi reprezentovani kao resursi i mogu biti identifikovani preko jedinstvenih identifikatora resursa? </text:span><text:span text:style-name="T163">***</text:span></text:p>
      <text:p text:style-name="P82"/>
      <text:p text:style-name="P92">- <text:span text:style-name="T165">REST</text:span></text:p>
      <text:p text:style-name="P82"/>
      <text:p text:style-name="P82"/>
      <text:p text:style-name="P82">15. <text:span text:style-name="T165">Sta od navedenog je tacno? </text:span><text:span text:style-name="T163">***</text:span></text:p>
      <text:p text:style-name="P82"/>
      <text:p text:style-name="P92">- <text:span text:style-name="T165">Anotacija </text:span><text:span text:style-name="T41">@Path</text:span><text:span text:style-name="T165"> je upotrebljena sa ciljem identifikovanj URI (Uniform Resource Identifier) identifikatora za koji ce kreirana fasadna klasa slati zahteve.</text:span></text:p>
      <text:p text:style-name="P82"/>
      <text:p text:style-name="P5"><text:soft-page-break/>TEST 6</text:p>
      <text:p text:style-name="P7"/>
      <text:p text:style-name="P85">1. </text:p>
      <text:p text:style-name="P85"/>
      <text:p text:style-name="P85"/>
      <text:p text:style-name="P85">2.</text:p>
      <text:p text:style-name="P85"/>
      <text:p text:style-name="P85"/>
      <text:p text:style-name="P85"/>
      <text:p text:style-name="P85">3.</text:p>
      <text:p text:style-name="P85"/>
      <text:p text:style-name="P85"/>
      <text:p text:style-name="P85"/>
      <text:p text:style-name="P85">4.</text:p>
      <text:p text:style-name="P85"/>
      <text:p text:style-name="P85"/>
      <text:p text:style-name="P85"/>
      <text:p text:style-name="P85">5.</text:p>
      <text:p text:style-name="P85"/>
      <text:p text:style-name="P85"/>
      <text:p text:style-name="P85"/>
      <text:p text:style-name="P85">6.</text:p>
      <text:p text:style-name="P85"/>
      <text:p text:style-name="P85"/>
      <text:p text:style-name="P85"/>
      <text:p text:style-name="P85"/>
      <text:p text:style-name="P85">7.</text:p>
      <text:p text:style-name="P85"/>
      <text:p text:style-name="P85"/>
      <text:p text:style-name="P85"/>
      <text:p text:style-name="P85"/>
      <text:p text:style-name="P85">8.</text:p>
      <text:p text:style-name="P85"/>
      <text:p text:style-name="P85"/>
      <text:p text:style-name="P85"/>
      <text:p text:style-name="P85"/>
      <text:p text:style-name="P85">9.</text:p>
      <text:p text:style-name="P85"/>
      <text:p text:style-name="P85"/>
      <text:p text:style-name="P85"/>
      <text:p text:style-name="P85">10.</text:p>
      <text:p text:style-name="P85"/>
      <text:p text:style-name="P85"/>
      <text:p text:style-name="P85"/>
      <text:p text:style-name="P85"/>
      <text:p text:style-name="P85">11.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EST 7</text:p>
      <text:p text:style-name="P46"/>
      <text:p text:style-name="P46"/>
      <text:p text:style-name="P46"/>
      <text:p text:style-name="P46"/>
      <text:p text:style-name="P4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3:03:34.369000000</meta:creation-date>
    <dc:date>2018-05-22T10:05:24.490000000</dc:date>
    <meta:editing-duration>PT7H12M1S</meta:editing-duration>
    <meta:editing-cycles>117</meta:editing-cycles>
    <meta:generator>LibreOffice/5.0.3.2$Windows_X86_64 LibreOffice_project/e5f16313668ac592c1bfb310f4390624e3dbfb75</meta:generator>
    <meta:document-statistic meta:table-count="0" meta:image-count="0" meta:object-count="0" meta:page-count="17" meta:paragraph-count="291" meta:word-count="3323" meta:character-count="21914" meta:non-whitespace-character-count="18762"/>
  </office:meta>
</office:document-meta>
</file>